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9756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594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4.2382in"/>
    </style:style>
    <style:style style:name="co13" style:family="table-column">
      <style:table-column-properties fo:break-before="auto" style:column-width="0.481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2" table:default-cell-style-name="Default"/>
        <table:table-column table:style-name="co14" table:number-columns-repeated="2" table:default-cell-style-name="Default"/>
        <table:table-column table:style-name="co14" table:default-cell-style-name="ce1"/>
        <table:table-column table:style-name="co14" table:number-columns-repeated="2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euro_feature_size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DecisionTree.util.entropy, 2, 0.01, 0.2, false)train_accuracy</text:p>
          </table:table-cell>
          <table:table-cell office:value-type="string" calcext:value-type="string">
            <text:p>T,(DecisionTree.util.entropy, 2, 0.01, 0.2, false)K</text:p>
          </table:table-cell>
          <table:table-cell office:value-type="string" calcext:value-type="string">
            <text:p>T,(DecisionTree.util.entropy, 2, 0.01, 0.2, false)accuracy</text:p>
          </table:table-cell>
          <table:table-cell office:value-type="string" calcext:value-type="string">
            <text:p>T,(DecisionTree.util.entropy, 2, 0.01, 0.2, false)macro_sensitivity</text:p>
          </table:table-cell>
          <table:table-cell office:value-type="string" calcext:value-type="string">
            <text:p>T,(DecisionTree.util.entropy, 2, 0.01, 0.2, false)safe_macro_sensitivity</text:p>
          </table:table-cell>
          <table:table-cell office:value-type="string" calcext:value-type="string">
            <text:p>T,(DecisionTree.util.entropy, 2, 0.01, 0.2, false)safe_macro_specificity</text:p>
          </table:table-cell>
          <table:table-cell office:value-type="string" calcext:value-type="string">
            <text:p>T,(DecisionTree.util.entropy, 2, 0.01, 0.2, false)safe_macro_PPV</text:p>
          </table:table-cell>
          <table:table-cell office:value-type="string" calcext:value-type="string">
            <text:p>T,(DecisionTree.util.entropy, 2, 0.01, 0.2, false)safe_macro_NPV</text:p>
          </table:table-cell>
          <table:table-cell office:value-type="string" calcext:value-type="string">
            <text:p>T,(DecisionTree.util.entropy, 2, 0.01, 0.2, false)safe_macro_F1</text:p>
          </table:table-cell>
          <table:table-cell office:value-type="string" calcext:value-type="string">
            <text:p>T,(DecisionTree.util.entropy, 2, 0.01, 0.2, false)n_nodes</text:p>
          </table:table-cell>
          <table:table-cell office:value-type="string" calcext:value-type="string">
            <text:p>T,(DecisionTree.util.entropy, 2, 0.01, 0.2, false)n_leaves</text:p>
          </table:table-cell>
          <table:table-cell office:value-type="string" calcext:value-type="string">
            <text:p>T,(DecisionTree.util.entropy, 2, 0.01, 0.2, false)height</text:p>
          </table:table-cell>
          <table:table-cell office:value-type="string" calcext:value-type="string">
            <text:p>T,(DecisionTree.util.entropy, 2, 0.01, 0.2, false)modal_height</text:p>
          </table:table-cell>
          <table:table-cell office:value-type="string" calcext:value-type="string">
            <text:p>T,(DecisionTree.util.entropy, 2, 0.01, 0.2, false)t</text:p>
          </table:table-cell>
          <table:table-cell office:value-type="string" calcext:value-type="string">
            <text:p>T,(DecisionTree.util.entropy, 2, 0.01, 0.2, false)hash</text:p>
          </table:table-cell>
          <table:table-cell office:value-type="string" calcext:value-type="string">
            <text:p>T,(DecisionTree.util.entropy, 2, 0.01, 0.6, false)train_accuracy</text:p>
          </table:table-cell>
          <table:table-cell office:value-type="string" calcext:value-type="string">
            <text:p>T,(DecisionTree.util.entropy, 2, 0.01, 0.6, false)K</text:p>
          </table:table-cell>
          <table:table-cell office:value-type="string" calcext:value-type="string">
            <text:p>T,(DecisionTree.util.entropy, 2, 0.01, 0.6, false)accuracy</text:p>
          </table:table-cell>
          <table:table-cell office:value-type="string" calcext:value-type="string">
            <text:p>T,(DecisionTree.util.entropy, 2, 0.01, 0.6, false)macro_sensitivity</text:p>
          </table:table-cell>
          <table:table-cell office:value-type="string" calcext:value-type="string">
            <text:p>T,(DecisionTree.util.entropy, 2, 0.01, 0.6, false)safe_macro_sensitivity</text:p>
          </table:table-cell>
          <table:table-cell office:value-type="string" calcext:value-type="string">
            <text:p>T,(DecisionTree.util.entropy, 2, 0.01, 0.6, false)safe_macro_specificity</text:p>
          </table:table-cell>
          <table:table-cell office:value-type="string" calcext:value-type="string">
            <text:p>T,(DecisionTree.util.entropy, 2, 0.01, 0.6, false)safe_macro_PPV</text:p>
          </table:table-cell>
          <table:table-cell office:value-type="string" calcext:value-type="string">
            <text:p>T,(DecisionTree.util.entropy, 2, 0.01, 0.6, false)safe_macro_NPV</text:p>
          </table:table-cell>
          <table:table-cell office:value-type="string" calcext:value-type="string">
            <text:p>T,(DecisionTree.util.entropy, 2, 0.01, 0.6, false)safe_macro_F1</text:p>
          </table:table-cell>
          <table:table-cell office:value-type="string" calcext:value-type="string">
            <text:p>T,(DecisionTree.util.entropy, 2, 0.01, 0.6, false)n_nodes</text:p>
          </table:table-cell>
          <table:table-cell office:value-type="string" calcext:value-type="string">
            <text:p>T,(DecisionTree.util.entropy, 2, 0.01, 0.6, false)n_leaves</text:p>
          </table:table-cell>
          <table:table-cell office:value-type="string" calcext:value-type="string">
            <text:p>T,(DecisionTree.util.entropy, 2, 0.01, 0.6, false)height</text:p>
          </table:table-cell>
          <table:table-cell office:value-type="string" calcext:value-type="string">
            <text:p>T,(DecisionTree.util.entropy, 2, 0.01, 0.6, false)modal_height</text:p>
          </table:table-cell>
          <table:table-cell office:value-type="string" calcext:value-type="string">
            <text:p>T,(DecisionTree.util.entropy, 2, 0.01, 0.6, false)t</text:p>
          </table:table-cell>
          <table:table-cell office:value-type="string" calcext:value-type="string">
            <text:p>T,(DecisionTree.util.entropy, 2, 0.01, 0.6, false)hash</text:p>
          </table:table-cell>
          <table:table-cell office:value-type="string" calcext:value-type="string">
            <text:p>T,(DecisionTree.util.entropy, 4, 0.01, 0.2, false)train_accuracy</text:p>
          </table:table-cell>
          <table:table-cell office:value-type="string" calcext:value-type="string">
            <text:p>T,(DecisionTree.util.entropy, 4, 0.01, 0.2, false)K</text:p>
          </table:table-cell>
          <table:table-cell office:value-type="string" calcext:value-type="string">
            <text:p>T,(DecisionTree.util.entropy, 4, 0.01, 0.2, false)accuracy</text:p>
          </table:table-cell>
          <table:table-cell office:value-type="string" calcext:value-type="string">
            <text:p>T,(DecisionTree.util.entropy, 4, 0.01, 0.2, false)macro_sensitivity</text:p>
          </table:table-cell>
          <table:table-cell office:value-type="string" calcext:value-type="string">
            <text:p>T,(DecisionTree.util.entropy, 4, 0.01, 0.2, false)safe_macro_sensitivity</text:p>
          </table:table-cell>
          <table:table-cell office:value-type="string" calcext:value-type="string">
            <text:p>T,(DecisionTree.util.entropy, 4, 0.01, 0.2, false)safe_macro_specificity</text:p>
          </table:table-cell>
          <table:table-cell office:value-type="string" calcext:value-type="string">
            <text:p>T,(DecisionTree.util.entropy, 4, 0.01, 0.2, false)safe_macro_PPV</text:p>
          </table:table-cell>
          <table:table-cell office:value-type="string" calcext:value-type="string">
            <text:p>T,(DecisionTree.util.entropy, 4, 0.01, 0.2, false)safe_macro_NPV</text:p>
          </table:table-cell>
          <table:table-cell office:value-type="string" calcext:value-type="string">
            <text:p>T,(DecisionTree.util.entropy, 4, 0.01, 0.2, false)safe_macro_F1</text:p>
          </table:table-cell>
          <table:table-cell office:value-type="string" calcext:value-type="string">
            <text:p>T,(DecisionTree.util.entropy, 4, 0.01, 0.2, false)n_nodes</text:p>
          </table:table-cell>
          <table:table-cell office:value-type="string" calcext:value-type="string">
            <text:p>T,(DecisionTree.util.entropy, 4, 0.01, 0.2, false)n_leaves</text:p>
          </table:table-cell>
          <table:table-cell office:value-type="string" calcext:value-type="string">
            <text:p>T,(DecisionTree.util.entropy, 4, 0.01, 0.2, false)height</text:p>
          </table:table-cell>
          <table:table-cell office:value-type="string" calcext:value-type="string">
            <text:p>T,(DecisionTree.util.entropy, 4, 0.01, 0.2, false)modal_height</text:p>
          </table:table-cell>
          <table:table-cell office:value-type="string" calcext:value-type="string">
            <text:p>T,(DecisionTree.util.entropy, 4, 0.01, 0.2, false)t</text:p>
          </table:table-cell>
          <table:table-cell office:value-type="string" calcext:value-type="string">
            <text:p>T,(DecisionTree.util.entropy, 4, 0.01, 0.2, false)hash</text:p>
          </table:table-cell>
          <table:table-cell office:value-type="string" calcext:value-type="string">
            <text:p>T,(DecisionTree.util.entropy, 4, 0.01, 0.6, false)train_accuracy</text:p>
          </table:table-cell>
          <table:table-cell office:value-type="string" calcext:value-type="string">
            <text:p>T,(DecisionTree.util.entropy, 4, 0.01, 0.6, false)K</text:p>
          </table:table-cell>
          <table:table-cell office:value-type="string" calcext:value-type="string">
            <text:p>T,(DecisionTree.util.entropy, 4, 0.01, 0.6, false)accuracy</text:p>
          </table:table-cell>
          <table:table-cell office:value-type="string" calcext:value-type="string">
            <text:p>T,(DecisionTree.util.entropy, 4, 0.01, 0.6, false)macro_sensitivity</text:p>
          </table:table-cell>
          <table:table-cell office:value-type="string" calcext:value-type="string">
            <text:p>T,(DecisionTree.util.entropy, 4, 0.01, 0.6, false)safe_macro_sensitivity</text:p>
          </table:table-cell>
          <table:table-cell office:value-type="string" calcext:value-type="string">
            <text:p>T,(DecisionTree.util.entropy, 4, 0.01, 0.6, false)safe_macro_specificity</text:p>
          </table:table-cell>
          <table:table-cell office:value-type="string" calcext:value-type="string">
            <text:p>T,(DecisionTree.util.entropy, 4, 0.01, 0.6, false)safe_macro_PPV</text:p>
          </table:table-cell>
          <table:table-cell office:value-type="string" calcext:value-type="string">
            <text:p>T,(DecisionTree.util.entropy, 4, 0.01, 0.6, false)safe_macro_NPV</text:p>
          </table:table-cell>
          <table:table-cell office:value-type="string" calcext:value-type="string">
            <text:p>T,(DecisionTree.util.entropy, 4, 0.01, 0.6, false)safe_macro_F1</text:p>
          </table:table-cell>
          <table:table-cell office:value-type="string" calcext:value-type="string">
            <text:p>T,(DecisionTree.util.entropy, 4, 0.01, 0.6, false)n_nodes</text:p>
          </table:table-cell>
          <table:table-cell office:value-type="string" calcext:value-type="string">
            <text:p>T,(DecisionTree.util.entropy, 4, 0.01, 0.6, false)n_leaves</text:p>
          </table:table-cell>
          <table:table-cell office:value-type="string" calcext:value-type="string">
            <text:p>T,(DecisionTree.util.entropy, 4, 0.01, 0.6, false)height</text:p>
          </table:table-cell>
          <table:table-cell office:value-type="string" calcext:value-type="string">
            <text:p>T,(DecisionTree.util.entropy, 4, 0.01, 0.6, false)modal_height</text:p>
          </table:table-cell>
          <table:table-cell office:value-type="string" calcext:value-type="string">
            <text:p>T,(DecisionTree.util.entropy, 4, 0.01, 0.6, false)t</text:p>
          </table:table-cell>
          <table:table-cell office:value-type="string" calcext:value-type="string">
            <text:p>T,(DecisionTree.util.entropy, 4, 0.01, 0.6, false)hash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.885" calcext:value-type="float">
            <text:p>14.88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193" calcext:value-type="float">
            <text:p>3.193</text:p>
          </table:table-cell>
          <table:table-cell office:value-type="string" calcext:value-type="string">
            <text:p>f150860985429fa72366267caab0694a64c94446aa1ca8cfbb60b8c0777ef608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015" calcext:value-type="float">
            <text:p>3.015</text:p>
          </table:table-cell>
          <table:table-cell office:value-type="string" calcext:value-type="string">
            <text:p>f150860985429fa72366267caab0694a64c94446aa1ca8cfbb60b8c0777ef608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842" calcext:value-type="float">
            <text:p>7.842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86" calcext:value-type="float">
            <text:p>1.186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18" calcext:value-type="float">
            <text:p>1.518</text:p>
          </table:table-cell>
          <table:table-cell office:value-type="string" calcext:value-type="string">
            <text:p>60e9b9ab5b78b865d739e09c2dce2ff3a9287bc7f5885e8e64e4895c6d009313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60e9b9ab5b78b865d739e09c2dce2ff3a9287bc7f5885e8e64e4895c6d00931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558" calcext:value-type="float">
            <text:p>13.558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552" calcext:value-type="float">
            <text:p>2.552</text:p>
          </table:table-cell>
          <table:table-cell office:value-type="string" calcext:value-type="string">
            <text:p>56c6605997e1eeeb8a42a774c109a4d7a3e041198bc0c46e55233bd2eff6a2d3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461" calcext:value-type="float">
            <text:p>2.461</text:p>
          </table:table-cell>
          <table:table-cell office:value-type="string" calcext:value-type="string">
            <text:p>56c6605997e1eeeb8a42a774c109a4d7a3e041198bc0c46e55233bd2eff6a2d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office:value-type="float" office:value="66.2825" calcext:value-type="float">
            <text:p>66.2825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479" calcext:value-type="float">
            <text:p>11.479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43" calcext:value-type="float">
            <text:p>1.543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26" calcext:value-type="float">
            <text:p>1.526</text:p>
          </table:table-cell>
          <table:table-cell office:value-type="string" calcext:value-type="string">
            <text:p>828b5d0692d2be9166e36fb579c48fa71a9cd2f4f91be6c9256e80ce7f8e0005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828b5d0692d2be9166e36fb579c48fa71a9cd2f4f91be6c9256e80ce7f8e0005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925" calcext:value-type="float">
            <text:p>1.925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06" calcext:value-type="float">
            <text:p>1.406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794b929994b36500d1f5f6dccd0c5949c83be96d612976e265fef3c73c17fc55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794b929994b36500d1f5f6dccd0c5949c83be96d612976e265fef3c73c17fc5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769" calcext:value-type="float">
            <text:p>2.769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5a4d570bc08ce7e966058be9e5e07624a7012eb1568e2fcd5140e9493a29ac0a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5a4d570bc08ce7e966058be9e5e07624a7012eb1568e2fcd5140e9493a29ac0a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39" calcext:value-type="float">
            <text:p>2.639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b2e276d21374fc6f346cd6d18196e5d21d0560dc0d4133c2a2fef7e0795ea757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b2e276d21374fc6f346cd6d18196e5d21d0560dc0d4133c2a2fef7e0795ea75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office:value-type="float" office:value="66.61" calcext:value-type="float">
            <text:p>66.61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37d8a2feb1a81e33da80b9df1f4349b1184ed8fc1970bded72b2aed634938067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37d8a2feb1a81e33da80b9df1f4349b1184ed8fc1970bded72b2aed634938067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ac4aef92fb2c17c0021c0e6840ead74de55a5bcb9f85f7f71cf94ffcc71cabbc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c4aef92fb2c17c0021c0e6840ead74de55a5bcb9f85f7f71cf94ffcc71cabbc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2307bf527dafe402279b4dafff2926a2f68bba322226d8a9d6831ac52a2187b5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2307bf527dafe402279b4dafff2926a2f68bba322226d8a9d6831ac52a2187b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24bb420159fb21dd05ba2afae2eb1f265667820f6b0568f7185b706906425e41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24bb420159fb21dd05ba2afae2eb1f265667820f6b0568f7185b706906425e4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 office:value-type="float" office:value="59.8675" calcext:value-type="float">
            <text:p>59.8675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e93a7fff9dfac2ccbfbe6535dc1587d635087560c8e91ec8219487b8cf8442f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6e93a7fff9dfac2ccbfbe6535dc1587d635087560c8e91ec8219487b8cf8442f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85.77" calcext:value-type="float">
            <text:p>85.77</text:p>
          </table:table-cell>
          <table:table-cell office:value-type="float" office:value="58.82" calcext:value-type="float">
            <text:p>58.82</text:p>
          </table:table-cell>
          <table:table-cell office:value-type="float" office:value="85.99" calcext:value-type="float">
            <text:p>85.99</text:p>
          </table:table-cell>
          <table:table-cell office:value-type="float" office:value="58.02" calcext:value-type="float">
            <text:p>58.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77" calcext:value-type="float">
            <text:p>3.377</text:p>
          </table:table-cell>
          <table:table-cell office:value-type="string" calcext:value-type="string">
            <text:p>87bd37e868f63f35434ebe094ea61d9940d917d93c2780bae9df3cbb6e33f51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85.77" calcext:value-type="float">
            <text:p>85.77</text:p>
          </table:table-cell>
          <table:table-cell office:value-type="float" office:value="58.82" calcext:value-type="float">
            <text:p>58.82</text:p>
          </table:table-cell>
          <table:table-cell office:value-type="float" office:value="85.99" calcext:value-type="float">
            <text:p>85.99</text:p>
          </table:table-cell>
          <table:table-cell office:value-type="float" office:value="58.02" calcext:value-type="float">
            <text:p>58.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87bd37e868f63f35434ebe094ea61d9940d917d93c2780bae9df3cbb6e33f51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41" calcext:value-type="float">
            <text:p>58.41</text:p>
          </table:table-cell>
          <table:table-cell office:value-type="float" office:value="85.79" calcext:value-type="float">
            <text:p>85.79</text:p>
          </table:table-cell>
          <table:table-cell office:value-type="float" office:value="58.42" calcext:value-type="float">
            <text:p>58.42</text:p>
          </table:table-cell>
          <table:table-cell office:value-type="float" office:value="85.93" calcext:value-type="float">
            <text:p>85.93</text:p>
          </table:table-cell>
          <table:table-cell office:value-type="float" office:value="58.1" calcext:value-type="float">
            <text:p>5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54" calcext:value-type="float">
            <text:p>3.354</text:p>
          </table:table-cell>
          <table:table-cell office:value-type="string" calcext:value-type="string">
            <text:p>f9e711ff63076961812d0a61d77c0ae62784baeff046438c2e6c857b067adb52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41" calcext:value-type="float">
            <text:p>58.41</text:p>
          </table:table-cell>
          <table:table-cell office:value-type="float" office:value="85.79" calcext:value-type="float">
            <text:p>85.79</text:p>
          </table:table-cell>
          <table:table-cell office:value-type="float" office:value="58.42" calcext:value-type="float">
            <text:p>58.42</text:p>
          </table:table-cell>
          <table:table-cell office:value-type="float" office:value="85.93" calcext:value-type="float">
            <text:p>85.93</text:p>
          </table:table-cell>
          <table:table-cell office:value-type="float" office:value="58.1" calcext:value-type="float">
            <text:p>5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05" calcext:value-type="float">
            <text:p>3.305</text:p>
          </table:table-cell>
          <table:table-cell office:value-type="string" calcext:value-type="string">
            <text:p>f9e711ff63076961812d0a61d77c0ae62784baeff046438c2e6c857b067adb52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9.34" calcext:value-type="float">
            <text:p>99.34</text:p>
          </table:table-cell>
          <table:table-cell office:value-type="float" office:value="55.22" calcext:value-type="float">
            <text:p>55.22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8.09" calcext:value-type="float">
            <text:p>68.09</text:p>
          </table:table-cell>
          <table:table-cell office:value-type="float" office:value="88.66" calcext:value-type="float">
            <text:p>88.66</text:p>
          </table:table-cell>
          <table:table-cell office:value-type="float" office:value="67.77" calcext:value-type="float">
            <text:p>67.77</text:p>
          </table:table-cell>
          <table:table-cell office:value-type="float" office:value="88.75" calcext:value-type="float">
            <text:p>88.75</text:p>
          </table:table-cell>
          <table:table-cell office:value-type="float" office:value="67.63" calcext:value-type="float">
            <text:p>67.6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2" calcext:value-type="float">
            <text:p>3.052</text:p>
          </table:table-cell>
          <table:table-cell office:value-type="string" calcext:value-type="string">
            <text:p>20f218abaec7b77c0ee4a39cc50394d30cc6b395c9c54725f68902ffe5e1d2f3</text:p>
          </table:table-cell>
          <table:table-cell office:value-type="float" office:value="99.34" calcext:value-type="float">
            <text:p>99.34</text:p>
          </table:table-cell>
          <table:table-cell office:value-type="float" office:value="55.22" calcext:value-type="float">
            <text:p>55.22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8.09" calcext:value-type="float">
            <text:p>68.09</text:p>
          </table:table-cell>
          <table:table-cell office:value-type="float" office:value="88.66" calcext:value-type="float">
            <text:p>88.66</text:p>
          </table:table-cell>
          <table:table-cell office:value-type="float" office:value="67.77" calcext:value-type="float">
            <text:p>67.77</text:p>
          </table:table-cell>
          <table:table-cell office:value-type="float" office:value="88.75" calcext:value-type="float">
            <text:p>88.75</text:p>
          </table:table-cell>
          <table:table-cell office:value-type="float" office:value="67.63" calcext:value-type="float">
            <text:p>67.6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859" calcext:value-type="float">
            <text:p>2.859</text:p>
          </table:table-cell>
          <table:table-cell office:value-type="string" calcext:value-type="string">
            <text:p>20f218abaec7b77c0ee4a39cc50394d30cc6b395c9c54725f68902ffe5e1d2f3</text:p>
          </table:table-cell>
          <table:table-cell office:value-type="float" office:value="92.72" calcext:value-type="float">
            <text:p>92.72</text:p>
          </table:table-cell>
          <table:table-cell office:value-type="float" office:value="54.27" calcext:value-type="float">
            <text:p>54.27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4" calcext:value-type="float">
            <text:p>67.24</text:p>
          </table:table-cell>
          <table:table-cell office:value-type="float" office:value="88.41" calcext:value-type="float">
            <text:p>88.41</text:p>
          </table:table-cell>
          <table:table-cell office:value-type="float" office:value="67.45" calcext:value-type="float">
            <text:p>67.45</text:p>
          </table:table-cell>
          <table:table-cell office:value-type="float" office:value="88.67" calcext:value-type="float">
            <text:p>88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office:value-type="string" calcext:value-type="string">
            <text:p>b34ace85f42e045f745966a9e5abbd8dc450af33804ed26c0b4f461681cd8ca0</text:p>
          </table:table-cell>
          <table:table-cell office:value-type="float" office:value="92.72" calcext:value-type="float">
            <text:p>92.72</text:p>
          </table:table-cell>
          <table:table-cell office:value-type="float" office:value="54.27" calcext:value-type="float">
            <text:p>54.27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4" calcext:value-type="float">
            <text:p>67.24</text:p>
          </table:table-cell>
          <table:table-cell office:value-type="float" office:value="88.41" calcext:value-type="float">
            <text:p>88.41</text:p>
          </table:table-cell>
          <table:table-cell office:value-type="float" office:value="67.45" calcext:value-type="float">
            <text:p>67.45</text:p>
          </table:table-cell>
          <table:table-cell office:value-type="float" office:value="88.67" calcext:value-type="float">
            <text:p>88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896" calcext:value-type="float">
            <text:p>2.896</text:p>
          </table:table-cell>
          <table:table-cell office:value-type="string" calcext:value-type="string">
            <text:p>b34ace85f42e045f745966a9e5abbd8dc450af33804ed26c0b4f461681cd8ca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8.01" calcext:value-type="float">
            <text:p>98.01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27" calcext:value-type="float">
            <text:p>72.27</text:p>
          </table:table-cell>
          <table:table-cell office:value-type="float" office:value="90.42" calcext:value-type="float">
            <text:p>90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0.44" calcext:value-type="float">
            <text:p>90.44</text:p>
          </table:table-cell>
          <table:table-cell office:value-type="float" office:value="72.58" calcext:value-type="float">
            <text:p>72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c3695bec9ec7cbdc95988e90dfe36c67dbcafa54046e3ef89bc7e9c0e600d539</text:p>
          </table:table-cell>
          <table:table-cell office:value-type="float" office:value="98.01" calcext:value-type="float">
            <text:p>98.01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27" calcext:value-type="float">
            <text:p>72.27</text:p>
          </table:table-cell>
          <table:table-cell office:value-type="float" office:value="90.42" calcext:value-type="float">
            <text:p>90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0.44" calcext:value-type="float">
            <text:p>90.44</text:p>
          </table:table-cell>
          <table:table-cell office:value-type="float" office:value="72.58" calcext:value-type="float">
            <text:p>72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c3695bec9ec7cbdc95988e90dfe36c67dbcafa54046e3ef89bc7e9c0e600d539</text:p>
          </table:table-cell>
          <table:table-cell office:value-type="float" office:value="94.04" calcext:value-type="float">
            <text:p>94.04</text:p>
          </table:table-cell>
          <table:table-cell office:value-type="float" office:value="64.78" calcext:value-type="float">
            <text:p>64.78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74.37" calcext:value-type="float">
            <text:p>74.37</text:p>
          </table:table-cell>
          <table:table-cell office:value-type="float" office:value="91.1" calcext:value-type="float">
            <text:p>91.1</text:p>
          </table:table-cell>
          <table:table-cell office:value-type="float" office:value="74.93" calcext:value-type="float">
            <text:p>74.93</text:p>
          </table:table-cell>
          <table:table-cell office:value-type="float" office:value="91.13" calcext:value-type="float">
            <text:p>91.13</text:p>
          </table:table-cell>
          <table:table-cell office:value-type="float" office:value="74.43" calcext:value-type="float">
            <text:p>74.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23" calcext:value-type="float">
            <text:p>3.023</text:p>
          </table:table-cell>
          <table:table-cell office:value-type="string" calcext:value-type="string">
            <text:p>d31ea3af73a528a86367ad8887456b2ac480f319e4f4ae0f727eb51d3825870c</text:p>
          </table:table-cell>
          <table:table-cell office:value-type="float" office:value="94.04" calcext:value-type="float">
            <text:p>94.04</text:p>
          </table:table-cell>
          <table:table-cell office:value-type="float" office:value="64.78" calcext:value-type="float">
            <text:p>64.78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74.37" calcext:value-type="float">
            <text:p>74.37</text:p>
          </table:table-cell>
          <table:table-cell office:value-type="float" office:value="91.1" calcext:value-type="float">
            <text:p>91.1</text:p>
          </table:table-cell>
          <table:table-cell office:value-type="float" office:value="74.93" calcext:value-type="float">
            <text:p>74.93</text:p>
          </table:table-cell>
          <table:table-cell office:value-type="float" office:value="91.13" calcext:value-type="float">
            <text:p>91.13</text:p>
          </table:table-cell>
          <table:table-cell office:value-type="float" office:value="74.43" calcext:value-type="float">
            <text:p>74.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184" calcext:value-type="float">
            <text:p>3.184</text:p>
          </table:table-cell>
          <table:table-cell office:value-type="string" calcext:value-type="string">
            <text:p>d31ea3af73a528a86367ad8887456b2ac480f319e4f4ae0f727eb51d3825870c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6.35" calcext:value-type="float">
            <text:p>46.35</text:p>
          </table:table-cell>
          <table:table-cell office:value-type="float" office:value="59.87" calcext:value-type="float">
            <text:p>59.87</text:p>
          </table:table-cell>
          <table:table-cell office:value-type="float" office:value="63.98" calcext:value-type="float">
            <text:p>63.98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43" calcext:value-type="float">
            <text:p>86.43</text:p>
          </table:table-cell>
          <table:table-cell office:value-type="float" office:value="60.7" calcext:value-type="float">
            <text:p>60.7</text:p>
          </table:table-cell>
          <table:table-cell office:value-type="float" office:value="86.55" calcext:value-type="float">
            <text:p>86.55</text:p>
          </table:table-cell>
          <table:table-cell office:value-type="float" office:value="60.69" calcext:value-type="float">
            <text:p>60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.011</text:p>
          </table:table-cell>
          <table:table-cell office:value-type="string" calcext:value-type="string">
            <text:p>a381d1186d84254cafca3a2f2729d2a5bc2d4f5733a47878479a1129aff96f1b</text:p>
          </table:table-cell>
          <table:table-cell office:value-type="float" office:value="96.69" calcext:value-type="float">
            <text:p>96.69</text:p>
          </table:table-cell>
          <table:table-cell office:value-type="float" office:value="46.35" calcext:value-type="float">
            <text:p>46.35</text:p>
          </table:table-cell>
          <table:table-cell office:value-type="float" office:value="59.87" calcext:value-type="float">
            <text:p>59.87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43" calcext:value-type="float">
            <text:p>86.43</text:p>
          </table:table-cell>
          <table:table-cell office:value-type="float" office:value="60.7" calcext:value-type="float">
            <text:p>60.7</text:p>
          </table:table-cell>
          <table:table-cell office:value-type="float" office:value="86.55" calcext:value-type="float">
            <text:p>86.55</text:p>
          </table:table-cell>
          <table:table-cell office:value-type="float" office:value="60.69" calcext:value-type="float">
            <text:p>60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3" calcext:value-type="float">
            <text:p>3.053</text:p>
          </table:table-cell>
          <table:table-cell office:value-type="string" calcext:value-type="string">
            <text:p>a381d1186d84254cafca3a2f2729d2a5bc2d4f5733a47878479a1129aff96f1b</text:p>
          </table:table-cell>
          <table:table-cell office:value-type="float" office:value="88.74" calcext:value-type="float">
            <text:p>88.74</text:p>
          </table:table-cell>
          <table:table-cell office:value-type="float" office:value="50.62" calcext:value-type="float">
            <text:p>50.62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47" calcext:value-type="float">
            <text:p>64.47</text:p>
          </table:table-cell>
          <table:table-cell office:value-type="float" office:value="87.46" calcext:value-type="float">
            <text:p>87.46</text:p>
          </table:table-cell>
          <table:table-cell office:value-type="float" office:value="65.11" calcext:value-type="float">
            <text:p>65.11</text:p>
          </table:table-cell>
          <table:table-cell office:value-type="float" office:value="87.5" calcext:value-type="float">
            <text:p>87.5</text:p>
          </table:table-cell>
          <table:table-cell office:value-type="float" office:value="64.61" calcext:value-type="float">
            <text:p>64.6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4" calcext:value-type="float">
            <text:p>3.054</text:p>
          </table:table-cell>
          <table:table-cell office:value-type="string" calcext:value-type="string">
            <text:p>b4fe4a349e4910afd13120f0b6f761cc2d71ad4ab91f29c053d3c6ca02e08e62</text:p>
          </table:table-cell>
          <table:table-cell office:value-type="float" office:value="88.74" calcext:value-type="float">
            <text:p>88.74</text:p>
          </table:table-cell>
          <table:table-cell office:value-type="float" office:value="50.62" calcext:value-type="float">
            <text:p>50.62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47" calcext:value-type="float">
            <text:p>64.47</text:p>
          </table:table-cell>
          <table:table-cell office:value-type="float" office:value="87.46" calcext:value-type="float">
            <text:p>87.46</text:p>
          </table:table-cell>
          <table:table-cell office:value-type="float" office:value="65.11" calcext:value-type="float">
            <text:p>65.11</text:p>
          </table:table-cell>
          <table:table-cell office:value-type="float" office:value="87.5" calcext:value-type="float">
            <text:p>87.5</text:p>
          </table:table-cell>
          <table:table-cell office:value-type="float" office:value="64.61" calcext:value-type="float">
            <text:p>64.6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73" calcext:value-type="float">
            <text:p>3.073</text:p>
          </table:table-cell>
          <table:table-cell office:value-type="string" calcext:value-type="string">
            <text:p>b4fe4a349e4910afd13120f0b6f761cc2d71ad4ab91f29c053d3c6ca02e08e62</text:p>
          </table:table-cell>
          <table:table-cell table:number-columns-repeated="25"/>
        </table:table-row>
        <table:table-row table:style-name="ro1" table:number-rows-repeated="2">
          <table:table-cell table:number-columns-repeated="100"/>
        </table:table-row>
        <table:table-row table:style-name="ro2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/>
          <table:table-cell office:value-type="string" calcext:value-type="string">
            <text:p>test_operator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2)train_accuracy</text:p>
          </table:table-cell>
          <table:table-cell office:value-type="string" calcext:value-type="string">
            <text:p>T(entropy,2,0.01,0.2)K</text:p>
          </table:table-cell>
          <table:table-cell office:value-type="string" calcext:value-type="string">
            <text:p>T(entropy,2,0.01,0.2)accuracy</text:p>
          </table:table-cell>
          <table:table-cell office:value-type="string" calcext:value-type="string">
            <text:p>T(entropy,2,0.01,0.2)macro_sensitivity</text:p>
          </table:table-cell>
          <table:table-cell office:value-type="string" calcext:value-type="string">
            <text:p>T(entropy,2,0.01,0.2)safe_macro_sensitivity</text:p>
          </table:table-cell>
          <table:table-cell office:value-type="string" calcext:value-type="string">
            <text:p>T(entropy,2,0.01,0.2)safe_macro_specificity</text:p>
          </table:table-cell>
          <table:table-cell office:value-type="string" calcext:value-type="string">
            <text:p>T(entropy,2,0.01,0.2)safe_macro_PPV</text:p>
          </table:table-cell>
          <table:table-cell office:value-type="string" calcext:value-type="string">
            <text:p>T(entropy,2,0.01,0.2)safe_macro_NPV</text:p>
          </table:table-cell>
          <table:table-cell office:value-type="string" calcext:value-type="string">
            <text:p>T(entropy,2,0.01,0.2)safe_macro_F1</text:p>
          </table:table-cell>
          <table:table-cell office:value-type="string" calcext:value-type="string">
            <text:p>T(entropy,2,0.01,0.2)n_nodes</text:p>
          </table:table-cell>
          <table:table-cell office:value-type="string" calcext:value-type="string">
            <text:p>T(entropy,2,0.01,0.2)n_leaves</text:p>
          </table:table-cell>
          <table:table-cell office:value-type="string" calcext:value-type="string">
            <text:p>T(entropy,2,0.01,0.2)height</text:p>
          </table:table-cell>
          <table:table-cell office:value-type="string" calcext:value-type="string">
            <text:p>T(entropy,2,0.01,0.2)modal_height</text:p>
          </table:table-cell>
          <table:table-cell office:value-type="string" calcext:value-type="string">
            <text:p>T(entropy,2,0.01,0.2)t</text:p>
          </table:table-cell>
          <table:table-cell office:value-type="string" calcext:value-type="string">
            <text:p>T(entropy,2,0.01,0.2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n_leaves</text:p>
          </table:table-cell>
          <table:table-cell office:value-type="string" calcext:value-type="string">
            <text:p>T(entropy,2,0.01,0.6)height</text:p>
          </table:table-cell>
          <table:table-cell office:value-type="string" calcext:value-type="string">
            <text:p>T(entropy,2,0.01,0.6)modal_height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2)train_accuracy</text:p>
          </table:table-cell>
          <table:table-cell office:value-type="string" calcext:value-type="string">
            <text:p>T(entropy,4,0.01,0.2)K</text:p>
          </table:table-cell>
          <table:table-cell office:value-type="string" calcext:value-type="string">
            <text:p>T(entropy,4,0.01,0.2)accuracy</text:p>
          </table:table-cell>
          <table:table-cell office:value-type="string" calcext:value-type="string">
            <text:p>T(entropy,4,0.01,0.2)macro_sensitivity</text:p>
          </table:table-cell>
          <table:table-cell office:value-type="string" calcext:value-type="string">
            <text:p>T(entropy,4,0.01,0.2)safe_macro_sensitivity</text:p>
          </table:table-cell>
          <table:table-cell office:value-type="string" calcext:value-type="string">
            <text:p>T(entropy,4,0.01,0.2)safe_macro_specificity</text:p>
          </table:table-cell>
          <table:table-cell office:value-type="string" calcext:value-type="string">
            <text:p>T(entropy,4,0.01,0.2)safe_macro_PPV</text:p>
          </table:table-cell>
          <table:table-cell office:value-type="string" calcext:value-type="string">
            <text:p>T(entropy,4,0.01,0.2)safe_macro_NPV</text:p>
          </table:table-cell>
          <table:table-cell office:value-type="string" calcext:value-type="string">
            <text:p>T(entropy,4,0.01,0.2)safe_macro_F1</text:p>
          </table:table-cell>
          <table:table-cell office:value-type="string" calcext:value-type="string">
            <text:p>T(entropy,4,0.01,0.2)n_nodes</text:p>
          </table:table-cell>
          <table:table-cell office:value-type="string" calcext:value-type="string">
            <text:p>T(entropy,4,0.01,0.2)n_leaves</text:p>
          </table:table-cell>
          <table:table-cell office:value-type="string" calcext:value-type="string">
            <text:p>T(entropy,4,0.01,0.2)height</text:p>
          </table:table-cell>
          <table:table-cell office:value-type="string" calcext:value-type="string">
            <text:p>T(entropy,4,0.01,0.2)modal_height</text:p>
          </table:table-cell>
          <table:table-cell office:value-type="string" calcext:value-type="string">
            <text:p>T(entropy,4,0.01,0.2)t</text:p>
          </table:table-cell>
          <table:table-cell office:value-type="string" calcext:value-type="string">
            <text:p>T(entropy,4,0.01,0.2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n_leaves</text:p>
          </table:table-cell>
          <table:table-cell office:value-type="string" calcext:value-type="string">
            <text:p>T(entropy,4,0.01,0.6)height</text:p>
          </table:table-cell>
          <table:table-cell office:value-type="string" calcext:value-type="string">
            <text:p>T(entropy,4,0.01,0.6)modal_height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1.0,100,half,all)train_accuracy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office:value-type="string" calcext:value-type="string">
            <text:p>RF(1.0,100,half,all)macro_sensitivit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trees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ﺩ√ﺁ٢ train_accuracy</text:p>
          </table:table-cell>
          <table:table-cell office:value-type="string" calcext:value-type="string">
            <text:p>RF(1.0,100,half,all)ﺩ√ﺁ٢ K</text:p>
          </table:table-cell>
          <table:table-cell office:value-type="string" calcext:value-type="string">
            <text:p>RF(1.0,100,half,all)ﺩ√ﺁ٢ accuracy</text:p>
          </table:table-cell>
          <table:table-cell office:value-type="string" calcext:value-type="string">
            <text:p>RF(1.0,100,half,all)ﺩ√ﺁ٢ macro_sensitivity</text:p>
          </table:table-cell>
          <table:table-cell office:value-type="string" calcext:value-type="string">
            <text:p>RF(1.0,100,half,all)ﺩ√ﺁ٢ safe_macro_sensitivity</text:p>
          </table:table-cell>
          <table:table-cell office:value-type="string" calcext:value-type="string">
            <text:p>RF(1.0,100,half,all)ﺩ√ﺁ٢ safe_macro_specificity</text:p>
          </table:table-cell>
          <table:table-cell office:value-type="string" calcext:value-type="string">
            <text:p>RF(1.0,100,half,all)ﺩ√ﺁ٢ safe_macro_PPV</text:p>
          </table:table-cell>
          <table:table-cell office:value-type="string" calcext:value-type="string">
            <text:p>RF(1.0,100,half,all)ﺩ√ﺁ٢ safe_macro_NPV</text:p>
          </table:table-cell>
          <table:table-cell office:value-type="string" calcext:value-type="string">
            <text:p>RF(1.0,100,half,all)ﺩ√ﺁ٢ safe_macro_F1</text:p>
          </table:table-cell>
          <table:table-cell office:value-type="string" calcext:value-type="string">
            <text:p>RF(1.0,100,half,all)ﺩ√ﺁ٢ oob_error</text:p>
          </table:table-cell>
          <table:table-cell office:value-type="string" calcext:value-type="string">
            <text:p>RF(1.0,100,half,all)ﺩ√ﺁ٢ n_trees</text:p>
          </table:table-cell>
          <table:table-cell office:value-type="string" calcext:value-type="string">
            <text:p>RF(1.0,100,half,all)ﺩ√ﺁ٢ n_nodes</text:p>
          </table:table-cell>
          <table:table-cell office:value-type="string" calcext:value-type="string">
            <text:p>RF(1.0,100,half,all)t</text:p>
          </table:table-cell>
          <table:table-cell office:value-type="string" calcext:value-type="string">
            <text:p>RF(1.0,100,half,all)has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751" calcext:value-type="float">
            <text:p>3.751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100" calcext:value-type="float">
            <text:p>100</text:p>
          </table:table-cell>
          <table:table-cell office:value-type="float" office:value="76.25" calcext:value-type="float">
            <text:p>76.25</text:p>
          </table:table-cell>
          <table:table-cell office:value-type="float" office:value="82.24" calcext:value-type="float">
            <text:p>82.24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3.92" calcext:value-type="float">
            <text:p>93.92</text:p>
          </table:table-cell>
          <table:table-cell office:value-type="float" office:value="83.12" calcext:value-type="float">
            <text:p>83.12</text:p>
          </table:table-cell>
          <table:table-cell office:value-type="float" office:value="93.98" calcext:value-type="float">
            <text:p>93.98</text:p>
          </table:table-cell>
          <table:table-cell office:value-type="float" office:value="83.23" calcext:value-type="float">
            <text:p>83.23</text:p>
          </table:table-cell>
          <table:table-cell office:value-type="float" office:value="13.77" calcext:value-type="float">
            <text:p>13.77</text:p>
          </table:table-cell>
          <table:table-cell office:value-type="float" office:value="10000" calcext:value-type="float">
            <text:p>10000</text:p>
          </table:table-cell>
          <table:table-cell office:value-type="float" office:value="313880" calcext:value-type="float">
            <text:p>31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2320" calcext:value-type="float">
            <text:p>342320</text:p>
          </table:table-cell>
          <table:table-cell office:value-type="float" office:value="110.288" calcext:value-type="float">
            <text:p>110.288</text:p>
          </table:table-cell>
          <table:table-cell office:value-type="string" calcext:value-type="string">
            <text:p>("a071315373f4b05998d7c9a5ccfd3e6115bfcfcbd0ba9228be63f1060a3387a6", "d906ca4001ffe20fed2c12620faca767f8660e0424288c88b40db60d307e6364", "981c0e909f95b642671ce4d5ec77666f0f1a4fdceb38a4f5eb7d37c48291a5bb", "1208a4c44a5ebae4a76581785c31be93271c892e7d76643df11dc105570695f7", "8cc3b108ae3cf2b81b846050f29949c75e9ac2c7c000e07369e989d6de48c509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779" calcext:value-type="float">
            <text:p>1.779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100" calcext:value-type="float">
            <text:p>100</text:p>
          </table:table-cell>
          <table:table-cell office:value-type="float" office:value="80.47" calcext:value-type="float">
            <text:p>80.47</text:p>
          </table:table-cell>
          <table:table-cell office:value-type="float" office:value="85.39" calcext:value-type="float">
            <text:p>85.39</text:p>
          </table:table-cell>
          <table:table-cell table:number-columns-repeated="2" office:value-type="float" office:value="86.29" calcext:value-type="float">
            <text:p>86.29</text:p>
          </table:table-cell>
          <table:table-cell office:value-type="float" office:value="95.02" calcext:value-type="float">
            <text:p>95.02</text:p>
          </table:table-cell>
          <table:table-cell office:value-type="float" office:value="86.46" calcext:value-type="float">
            <text:p>86.46</text:p>
          </table:table-cell>
          <table:table-cell office:value-type="float" office:value="95.04" calcext:value-type="float">
            <text:p>95.04</text:p>
          </table:table-cell>
          <table:table-cell office:value-type="float" office:value="86.26" calcext:value-type="float">
            <text:p>86.2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3840" calcext:value-type="float">
            <text:p>33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8680" calcext:value-type="float">
            <text:p>108680</text:p>
          </table:table-cell>
          <table:table-cell office:value-type="float" office:value="108.553" calcext:value-type="float">
            <text:p>108.553</text:p>
          </table:table-cell>
          <table:table-cell office:value-type="string" calcext:value-type="string">
            <text:p>("4f495ede63a0faa7708fc1da085c7019b9b240b030fca7526f00ff6c1d43d54b", "bce802dd3ac10bea22a5413c7a47fab8c4c0f7cf387cae99b7725937e47bc382", "ee520e50a12a5c153d740782031dc15e86b83b033fd107fd8ee889f0cfeff0c0", "325a422b1c891dec92c3e39820239cc001d4e18e31f3607e99add2d72296d3b8", "b9bb9cd4accb5c4b0126502fda7219206ded1ca73a659e274ecc568a3fa2da7c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100" calcext:value-type="float">
            <text:p>100</text:p>
          </table:table-cell>
          <table:table-cell office:value-type="float" office:value="82.01" calcext:value-type="float">
            <text:p>82.01</text:p>
          </table:table-cell>
          <table:table-cell office:value-type="float" office:value="86.58" calcext:value-type="float">
            <text:p>86.58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95.37" calcext:value-type="float">
            <text:p>95.37</text:p>
          </table:table-cell>
          <table:table-cell office:value-type="float" office:value="89.34" calcext:value-type="float">
            <text:p>89.34</text:p>
          </table:table-cell>
          <table:table-cell office:value-type="float" office:value="95.75" calcext:value-type="float">
            <text:p>95.75</text:p>
          </table:table-cell>
          <table:table-cell office:value-type="float" office:value="87.04" calcext:value-type="float">
            <text:p>87.04</text:p>
          </table:table-cell>
          <table:table-cell office:value-type="float" office:value="16.16" calcext:value-type="float">
            <text:p>16.16</text:p>
          </table:table-cell>
          <table:table-cell office:value-type="float" office:value="10000" calcext:value-type="float">
            <text:p>10000</text:p>
          </table:table-cell>
          <table:table-cell office:value-type="float" office:value="323800" calcext:value-type="float">
            <text:p>323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96.733" calcext:value-type="float">
            <text:p>96.733</text:p>
          </table:table-cell>
          <table:table-cell office:value-type="string" calcext:value-type="string">
            <text:p>("bb3a4ad40fabf6ca83631125f967883218821cffa1be34b254737741b1bb9e12", "6ce1645120c984c23228d5c2fcee6830da7b7f0fb4ba4a81d3d40dabac16a8a2", "c5fa98c68c9f5b76bb79ec9735970d253f811e9bd373d24fdec4d795950bb473", "95916bf9e2b3dcf73c1197835eb6efa0c032d015ef5bd779180c9c54db1a3cb8", "235f37923930de8d5fdcdd5043cc2753334c06fcbf443f72f83c6fe576234329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100" calcext:value-type="float">
            <text:p>100</text:p>
          </table:table-cell>
          <table:table-cell office:value-type="float" office:value="81.89" calcext:value-type="float">
            <text:p>81.89</text:p>
          </table:table-cell>
          <table:table-cell office:value-type="float" office:value="86.45" calcext:value-type="float">
            <text:p>86.45</text:p>
          </table:table-cell>
          <table:table-cell table:number-columns-repeated="2" office:value-type="float" office:value="87.51" calcext:value-type="float">
            <text:p>87.5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04" calcext:value-type="float">
            <text:p>87.04</text:p>
          </table:table-cell>
          <table:table-cell office:value-type="float" office:value="95.41" calcext:value-type="float">
            <text:p>95.41</text:p>
          </table:table-cell>
          <table:table-cell office:value-type="float" office:value="87.19" calcext:value-type="float">
            <text:p>87.19</text:p>
          </table:table-cell>
          <table:table-cell office:value-type="float" office:value="18.94" calcext:value-type="float">
            <text:p>18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40" calcext:value-type="float">
            <text:p>3408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7280" calcext:value-type="float">
            <text:p>127280</text:p>
          </table:table-cell>
          <table:table-cell office:value-type="float" office:value="88.451" calcext:value-type="float">
            <text:p>88.451</text:p>
          </table:table-cell>
          <table:table-cell office:value-type="string" calcext:value-type="string">
            <text:p>("36b5032e1c5f0badac685737996c3952d5a39da5f99027911233fb03d783d92a", "286e4af5b70c61a48c454f67591b20838c1d76643bd66a8e0fcf85ff82d49fcd", "1bf8cf9a71311711b9a4a159bc1f2cda392702da6980ad54bd2a249b1485f096", "d390e1ebe20263f6b633f64b665affe79b0bd77a27c1f6f9c9f0d996ca2674d2", "48093a79aa95ef7373202084d3d99b35054644aa4e5cd32ec1efb7417744ab24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100" calcext:value-type="float">
            <text:p>100</text:p>
          </table:table-cell>
          <table:table-cell office:value-type="float" office:value="85.02" calcext:value-type="float">
            <text:p>85.02</text:p>
          </table:table-cell>
          <table:table-cell office:value-type="float" office:value="88.82" calcext:value-type="float">
            <text:p>88.82</text:p>
          </table:table-cell>
          <table:table-cell table:number-columns-repeated="2" office:value-type="float" office:value="89.49" calcext:value-type="float">
            <text:p>89.49</text:p>
          </table:table-cell>
          <table:table-cell office:value-type="float" office:value="96.13" calcext:value-type="float">
            <text:p>96.13</text:p>
          </table:table-cell>
          <table:table-cell office:value-type="float" office:value="90.48" calcext:value-type="float">
            <text:p>90.48</text:p>
          </table:table-cell>
          <table:table-cell office:value-type="float" office:value="96.28" calcext:value-type="float">
            <text:p>96.28</text:p>
          </table:table-cell>
          <table:table-cell office:value-type="float" office:value="89.58" calcext:value-type="float">
            <text:p>89.58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35320" calcext:value-type="float">
            <text:p>335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office:value-type="float" office:value="89.251" calcext:value-type="float">
            <text:p>89.251</text:p>
          </table:table-cell>
          <table:table-cell office:value-type="string" calcext:value-type="string">
            <text:p>("3ac5a9c31915f68bea8d270a1df76961cef1acb8652c6a13269453e2686e6307", "71d4beed7060de9478675498e7b536248165fb4c2665a530e1af533c4a4a8b09", "64a6a4cb16e5b5cb7c45ce282cc0e127b92dc419509b273ed5041f239b92a689", "5016f5e027d511c9c084bf8f216e9f5014300b58873fc69d0d41baf3dcb19695", "775ec10730296ba1a0c2aa9aef2cc752795993304f9a5905819b0ccf716cca3f"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67" calcext:value-type="float">
            <text:p>91.67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9.65" calcext:value-type="float">
            <text:p>59.65</text:p>
          </table:table-cell>
          <table:table-cell office:value-type="float" office:value="96.75" calcext:value-type="float">
            <text:p>96.75</text:p>
          </table:table-cell>
          <table:table-cell office:value-type="float" office:value="55.56" calcext:value-type="float">
            <text:p>55.5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575" calcext:value-type="float">
            <text:p>77.575</text:p>
          </table:table-cell>
          <table:table-cell office:value-type="string" calcext:value-type="string">
            <text:p>0ff15c2297b069a52f9804a254b0158fa3c9eab8dca943b62100c12365bb619a</text:p>
          </table:table-cell>
          <table:table-cell office:value-type="float" office:value="90" calcext:value-type="float">
            <text:p>90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2.34" calcext:value-type="float">
            <text:p>62.34</text:p>
          </table:table-cell>
          <table:table-cell office:value-type="float" office:value="96.83" calcext:value-type="float">
            <text:p>96.83</text:p>
          </table:table-cell>
          <table:table-cell office:value-type="float" office:value="56.8" calcext:value-type="float">
            <text:p>56.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b3a8f508429eea179ad056e6889b135af354983a55e5d64b41a0b45064593657</text:p>
          </table:table-cell>
          <table:table-cell office:value-type="float" office:value="86.11" calcext:value-type="float">
            <text:p>86.11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61.24" calcext:value-type="float">
            <text:p>61.24</text:p>
          </table:table-cell>
          <table:table-cell office:value-type="float" office:value="96.51" calcext:value-type="float">
            <text:p>96.51</text:p>
          </table:table-cell>
          <table:table-cell office:value-type="float" office:value="52.82" calcext:value-type="float">
            <text:p>52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761" calcext:value-type="float">
            <text:p>4.761</text:p>
          </table:table-cell>
          <table:table-cell office:value-type="string" calcext:value-type="string">
            <text:p>177ea9130ea660e9426e93995c7cb4bdcce689eccf1661fa6f71e25facf05080</text:p>
          </table:table-cell>
          <table:table-cell office:value-type="float" office:value="85" calcext:value-type="float">
            <text:p>85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62.32" calcext:value-type="float">
            <text:p>62.32</text:p>
          </table:table-cell>
          <table:table-cell office:value-type="float" office:value="96.6" calcext:value-type="float">
            <text:p>96.6</text:p>
          </table:table-cell>
          <table:table-cell office:value-type="float" office:value="53.72" calcext:value-type="float">
            <text:p>53.7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77" calcext:value-type="float">
            <text:p>4.577</text:p>
          </table:table-cell>
          <table:table-cell office:value-type="string" calcext:value-type="string">
            <text:p>1ffa5a74cc0bb9342223e8b3a2b8b92044f601bc8fe808dec12f91c65504ebe2</text:p>
          </table:table-cell>
          <table:table-cell office:value-type="float" office:value="100" calcext:value-type="float">
            <text:p>100</text:p>
          </table:table-cell>
          <table:table-cell office:value-type="float" office:value="77.02" calcext:value-type="float">
            <text:p>77.02</text:p>
          </table:table-cell>
          <table:table-cell table:number-columns-repeated="3" office:value-type="float" office:value="78.56" calcext:value-type="float">
            <text:p>78.56</text:p>
          </table:table-cell>
          <table:table-cell office:value-type="float" office:value="98.47" calcext:value-type="float">
            <text:p>98.47</text:p>
          </table:table-cell>
          <table:table-cell office:value-type="float" office:value="80.75" calcext:value-type="float">
            <text:p>80.75</text:p>
          </table:table-cell>
          <table:table-cell office:value-type="float" office:value="98.49" calcext:value-type="float">
            <text:p>98.49</text:p>
          </table:table-cell>
          <table:table-cell office:value-type="float" office:value="78.13" calcext:value-type="float">
            <text:p>78.13</text:p>
          </table:table-cell>
          <table:table-cell office:value-type="float" office:value="28.89" calcext:value-type="float">
            <text:p>28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99560" calcext:value-type="float">
            <text:p>8995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7880" calcext:value-type="float">
            <text:p>87880</text:p>
          </table:table-cell>
          <table:table-cell office:value-type="float" office:value="615.872" calcext:value-type="float">
            <text:p>615.872</text:p>
          </table:table-cell>
          <table:table-cell office:value-type="string" calcext:value-type="string">
            <text:p>("72728dfc41683f79ce8a55f372615cf58ce8209bff0d4e12598f26508b4aaf2c", "214aed0fd6532342bc5958968b066e2f42c39eead83e45f1efd6a0eb49c8be5a", "2e9eb8f2d11e9e15acdeed5c546e5e74f023a90c5489baab217c0fc9c8494502", "54deda9e3d8da85590c3b7f21f82ba2c2edc5660fddb36d1b5c2dba07dc12dcf", "2ccc61bbef855910d832ada6c643a47f2a5d185c5e4a89b3e159aecbd20f8b0b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4.44" calcext:value-type="float">
            <text:p>94.44</text:p>
          </table:table-cell>
          <table:table-cell office:value-type="float" office:value="57.74" calcext:value-type="float">
            <text:p>57.74</text:p>
          </table:table-cell>
          <table:table-cell table:number-columns-repeated="3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0.86" calcext:value-type="float">
            <text:p>60.86</text:p>
          </table:table-cell>
          <table:table-cell office:value-type="float" office:value="97.21" calcext:value-type="float">
            <text:p>97.21</text:p>
          </table:table-cell>
          <table:table-cell office:value-type="float" office:value="59.36" calcext:value-type="float">
            <text:p>59.3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.052" calcext:value-type="float">
            <text:p>41.052</text:p>
          </table:table-cell>
          <table:table-cell office:value-type="string" calcext:value-type="string">
            <text:p>1a488a097348555c89fd6c9dfe9fc332a931943013777013161a6dceff691574</text:p>
          </table:table-cell>
          <table:table-cell office:value-type="float" office:value="88.33" calcext:value-type="float">
            <text:p>88.33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1.73" calcext:value-type="float">
            <text:p>61.73</text:p>
          </table:table-cell>
          <table:table-cell office:value-type="float" office:value="97.32" calcext:value-type="float">
            <text:p>97.32</text:p>
          </table:table-cell>
          <table:table-cell office:value-type="float" office:value="60.91" calcext:value-type="float">
            <text:p>60.9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36" calcext:value-type="float">
            <text:p>3.636</text:p>
          </table:table-cell>
          <table:table-cell office:value-type="string" calcext:value-type="string">
            <text:p>e2dfaff0dda62f1d54721ed141165613b696c671b330176ccc5ac57d86329bf3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59.69" calcext:value-type="float">
            <text:p>59.69</text:p>
          </table:table-cell>
          <table:table-cell office:value-type="float" office:value="97.1" calcext:value-type="float">
            <text:p>97.1</text:p>
          </table:table-cell>
          <table:table-cell office:value-type="float" office:value="57.03" calcext:value-type="float">
            <text:p>57.0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61" calcext:value-type="float">
            <text:p>3.761</text:p>
          </table:table-cell>
          <table:table-cell office:value-type="string" calcext:value-type="string">
            <text:p>40a0db41340a46d995ca0ec8c9d944f2d716e879b8c94de17b29836d2410ed09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13" calcext:value-type="float">
            <text:p>60.13</text:p>
          </table:table-cell>
          <table:table-cell office:value-type="float" office:value="97.1" calcext:value-type="float">
            <text:p>97.1</text:p>
          </table:table-cell>
          <table:table-cell office:value-type="float" office:value="57.47" calcext:value-type="float">
            <text:p>57.4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7ca87609eeba6b8dbefd594be0229b5d7350ab2c768a55e7b0e1fb1a58239c80</text:p>
          </table:table-cell>
          <table:table-cell office:value-type="float" office:value="100" calcext:value-type="float">
            <text:p>100</text:p>
          </table:table-cell>
          <table:table-cell office:value-type="float" office:value="68.69" calcext:value-type="float">
            <text:p>68.69</text:p>
          </table:table-cell>
          <table:table-cell table:number-columns-repeated="3" office:value-type="float" office:value="70.78" calcext:value-type="float">
            <text:p>70.78</text:p>
          </table:table-cell>
          <table:table-cell office:value-type="float" office:value="97.91" calcext:value-type="float">
            <text:p>97.91</text:p>
          </table:table-cell>
          <table:table-cell office:value-type="float" office:value="71.44" calcext:value-type="float">
            <text:p>71.44</text:p>
          </table:table-cell>
          <table:table-cell office:value-type="float" office:value="97.93" calcext:value-type="float">
            <text:p>97.93</text:p>
          </table:table-cell>
          <table:table-cell office:value-type="float" office:value="69.93" calcext:value-type="float">
            <text:p>69.93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6720" calcext:value-type="float">
            <text:p>8767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864920" calcext:value-type="float">
            <text:p>864920</text:p>
          </table:table-cell>
          <table:table-cell office:value-type="float" office:value="562.855" calcext:value-type="float">
            <text:p>562.855</text:p>
          </table:table-cell>
          <table:table-cell office:value-type="string" calcext:value-type="string">
            <text:p>("98dc9922202db3284c9f5466b464f2e66d7caeec607d9ec18e0021507316a07a", "f6b80044655d7f5d20e5456a75197c2d4201a8384ac7bb24e46753ead44a3694", "c253c6bb32115cfbf0560d00a6890c61042fbf2948f8b698c4cff58dc51600d9", "f9eda78f788ec699c5db5cebf6dca6f06b147f1258de0e952bfa7787163134c5", "2bc966ae74a457b571df34abd2ca788e4d0183eddf1c855a1d89058f55d89b88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9.477" calcext:value-type="float">
            <text:p>79.477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74" calcext:value-type="float">
            <text:p>3.974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89" calcext:value-type="float">
            <text:p>3.989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100" calcext:value-type="float">
            <text:p>100</text:p>
          </table:table-cell>
          <table:table-cell office:value-type="float" office:value="64.05" calcext:value-type="float">
            <text:p>64.05</text:p>
          </table:table-cell>
          <table:table-cell table:number-columns-repeated="3" office:value-type="float" office:value="66.44" calcext:value-type="float">
            <text:p>66.44</text:p>
          </table:table-cell>
          <table:table-cell office:value-type="float" office:value="97.6" calcext:value-type="float">
            <text:p>97.6</text:p>
          </table:table-cell>
          <table:table-cell office:value-type="float" office:value="67.19" calcext:value-type="float">
            <text:p>67.19</text:p>
          </table:table-cell>
          <table:table-cell office:value-type="float" office:value="97.62" calcext:value-type="float">
            <text:p>97.62</text:p>
          </table:table-cell>
          <table:table-cell office:value-type="float" office:value="65.47" calcext:value-type="float">
            <text:p>65.47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41240" calcext:value-type="float">
            <text:p>841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95080" calcext:value-type="float">
            <text:p>795080</text:p>
          </table:table-cell>
          <table:table-cell office:value-type="float" office:value="620.126" calcext:value-type="float">
            <text:p>620.126</text:p>
          </table:table-cell>
          <table:table-cell office:value-type="string" calcext:value-type="string">
            <text:p>("5c3a8cba3ffff9b7b39afca36f72f6027dd141a929c339f311712b464e525023", "63f879675f74397f0b5fb83f41e741cc44ed94ee738f44d49d94d40ddf33ff45", "0adba2922f2187be8ae87f56a0bb3cc24f796dace9ad0a645b455b01b76e8e51", "dac82b184cb265b83d2b80ec2e4fb7281eed841922591b5ec966cb439896a517", "c96bed73addb8d8058c5f592fefe235e613a687fbaeaac3b73d09960dd178945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.108" calcext:value-type="float">
            <text:p>31.108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606" calcext:value-type="float">
            <text:p>3.606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table:number-columns-repeated="3" office:value-type="float" office:value="73.78" calcext:value-type="float">
            <text:p>73.78</text:p>
          </table:table-cell>
          <table:table-cell office:value-type="float" office:value="98.13" calcext:value-type="float">
            <text:p>98.13</text:p>
          </table:table-cell>
          <table:table-cell office:value-type="float" office:value="76.55" calcext:value-type="float">
            <text:p>76.55</text:p>
          </table:table-cell>
          <table:table-cell office:value-type="float" office:value="98.14" calcext:value-type="float">
            <text:p>98.14</text:p>
          </table:table-cell>
          <table:table-cell office:value-type="float" office:value="73.95" calcext:value-type="float">
            <text:p>73.95</text:p>
          </table:table-cell>
          <table:table-cell office:value-type="float" office:value="25.44" calcext:value-type="float">
            <text:p>25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39040" calcext:value-type="float">
            <text:p>839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305080" calcext:value-type="float">
            <text:p>305080</text:p>
          </table:table-cell>
          <table:table-cell office:value-type="float" office:value="556.681" calcext:value-type="float">
            <text:p>556.681</text:p>
          </table:table-cell>
          <table:table-cell office:value-type="string" calcext:value-type="string">
            <text:p>("5169458530fe9ca4f243b2b7d8d81616111e1899da2b2b73afdee56646d96faf", "184780c35133e404a8c6e889009e92479b28a585e72783b5e9917de0fea4e1f5", "00d9535af139ebb8983f4ec1b05eb49d15a18ba44907f3e44efdd9f0a752ce60", "9731a355dad97c806a791d6118319a3b6a1f1e547dbe1a8fab3183580401fd33", "72b61d29720cdee6a83d8e53ac96133d3a868a103ec59ce250cb89834875dcdf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11" calcext:value-type="float">
            <text:p>29.911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78" calcext:value-type="float">
            <text:p>3.878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6" calcext:value-type="float">
            <text:p>3.716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100" calcext:value-type="float">
            <text:p>100</text:p>
          </table:table-cell>
          <table:table-cell office:value-type="float" office:value="71.55" calcext:value-type="float">
            <text:p>71.55</text:p>
          </table:table-cell>
          <table:table-cell table:number-columns-repeated="3" office:value-type="float" office:value="73.44" calcext:value-type="float">
            <text:p>73.44</text:p>
          </table:table-cell>
          <table:table-cell office:value-type="float" office:value="98.1" calcext:value-type="float">
            <text:p>98.1</text:p>
          </table:table-cell>
          <table:table-cell office:value-type="float" office:value="74.33" calcext:value-type="float">
            <text:p>74.33</text:p>
          </table:table-cell>
          <table:table-cell office:value-type="float" office:value="98.12" calcext:value-type="float">
            <text:p>98.12</text:p>
          </table:table-cell>
          <table:table-cell office:value-type="float" office:value="72.95" calcext:value-type="float">
            <text:p>72.95</text:p>
          </table:table-cell>
          <table:table-cell office:value-type="float" office:value="31.67" calcext:value-type="float">
            <text:p>31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9600" calcext:value-type="float">
            <text:p>8796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81600" calcext:value-type="float">
            <text:p>881600</text:p>
          </table:table-cell>
          <table:table-cell office:value-type="float" office:value="517.651" calcext:value-type="float">
            <text:p>517.651</text:p>
          </table:table-cell>
          <table:table-cell office:value-type="string" calcext:value-type="string">
            <text:p>("95bb3f630bef091ff244e4d6c32abd57dd5dddc6deca08e3f92da6dae9b98208", "afbd0152cb245be8b41b1b08d2c5aee776261c6f8cafd7eae8408a5adbe6e820", "17fc9e4441b1658891dae311837a8b2617fa7c30bf62d2f0e8da77c5c8a83eba", "21c87c967252db3d4050d061bf67654ff96eeacfac619ea54179e19835ae1781", "706f8affae52ee3db37e7575243cba9b1a56672b89b13b0344c5b7a78f49c627"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6.883" calcext:value-type="float">
            <text:p>606.883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.239" calcext:value-type="float">
            <text:p>22.239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number-columns-repeated="3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14" calcext:value-type="float">
            <text:p>21.614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number-columns-repeated="3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91" calcext:value-type="float">
            <text:p>21.691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table:number-columns-repeated="3" office:value-type="float" office:value="91.22" calcext:value-type="float">
            <text:p>91.22</text:p>
          </table:table-cell>
          <table:table-cell office:value-type="float" office:value="98.24" calcext:value-type="float">
            <text:p>98.24</text:p>
          </table:table-cell>
          <table:table-cell office:value-type="float" office:value="91.5" calcext:value-type="float">
            <text:p>91.5</text:p>
          </table:table-cell>
          <table:table-cell office:value-type="float" office:value="98.25" calcext:value-type="float">
            <text:p>98.25</text:p>
          </table:table-cell>
          <table:table-cell office:value-type="float" office:value="91.23" calcext:value-type="float">
            <text:p>91.23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9240" calcext:value-type="float">
            <text:p>239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2680" calcext:value-type="float">
            <text:p>102680</text:p>
          </table:table-cell>
          <table:table-cell office:value-type="float" office:value="5867.15" calcext:value-type="float">
            <text:p>5867.15</text:p>
          </table:table-cell>
          <table:table-cell office:value-type="string" calcext:value-type="string">
            <text:p>("688d73b4309e8c767f2d740fc88af15f5b90c885f44e74609e02562e35a859bb", "7acff9d406df901c7a0578f2b6e40db63d8c3f6ff61bf77098d0192704eee935", "eee030a062280b950a0a87a50ca9f071ed16289a1bebcee7c07a44093859ff5a", "88f9d20a83737df332af6a1280b5ee11facdbfd2ce8fa01d0c22edac588f9e4f", "4e02dc1d63183fa80597a29002b0de1ecab5fdacd511050525bbe070bf0f784f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7.102" calcext:value-type="float">
            <text:p>267.102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739" calcext:value-type="float">
            <text:p>22.739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167" calcext:value-type="float">
            <text:p>23.167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494" calcext:value-type="float">
            <text:p>22.494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100" calcext:value-type="float">
            <text:p>100</text:p>
          </table:table-cell>
          <table:table-cell office:value-type="float" office:value="91.73" calcext:value-type="float">
            <text:p>91.73</text:p>
          </table:table-cell>
          <table:table-cell table:number-columns-repeated="3" office:value-type="float" office:value="93.11" calcext:value-type="float">
            <text:p>93.11</text:p>
          </table:table-cell>
          <table:table-cell office:value-type="float" office:value="98.62" calcext:value-type="float">
            <text:p>98.62</text:p>
          </table:table-cell>
          <table:table-cell office:value-type="float" office:value="93.76" calcext:value-type="float">
            <text:p>93.76</text:p>
          </table:table-cell>
          <table:table-cell office:value-type="float" office:value="98.64" calcext:value-type="float">
            <text:p>98.64</text:p>
          </table:table-cell>
          <table:table-cell office:value-type="float" office:value="93.1" calcext:value-type="float">
            <text:p>93.1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040" calcext:value-type="float">
            <text:p>242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60680" calcext:value-type="float">
            <text:p>60680</text:p>
          </table:table-cell>
          <table:table-cell office:value-type="float" office:value="5707.638" calcext:value-type="float">
            <text:p>5707.638</text:p>
          </table:table-cell>
          <table:table-cell office:value-type="string" calcext:value-type="string">
            <text:p>("dfadc9e2ff95f1a345df44e78f0c55bba493e04df9e2909378d5faefeff04a8c", "661156858d63535212a90b6bedf1aca38ebd9640584b9ecf698375f6b853cd69", "b6091d727e97335e9c976dff0729969a68b8974f9bc73a87a04eb9b8ae0006c6", "7709bcf47a933ff71260ae6fd5fe4e438b6925baf81c37a9a59e4bfe7d60eb0f", "9c22f3cbec7269128417741f29ca62e18142ed4959096b3da12ea704b619dfcc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2.271" calcext:value-type="float">
            <text:p>192.271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52" calcext:value-type="float">
            <text:p>30.552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number-columns-repeated="3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496" calcext:value-type="float">
            <text:p>30.496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number-columns-repeated="3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35" calcext:value-type="float">
            <text:p>30.535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100" calcext:value-type="float">
            <text:p>100</text:p>
          </table:table-cell>
          <table:table-cell office:value-type="float" office:value="92.67" calcext:value-type="float">
            <text:p>92.67</text:p>
          </table:table-cell>
          <table:table-cell table:number-columns-repeated="3" office:value-type="float" office:value="93.89" calcext:value-type="float">
            <text:p>93.89</text:p>
          </table:table-cell>
          <table:table-cell office:value-type="float" office:value="98.78" calcext:value-type="float">
            <text:p>98.78</text:p>
          </table:table-cell>
          <table:table-cell office:value-type="float" office:value="94.46" calcext:value-type="float">
            <text:p>94.46</text:p>
          </table:table-cell>
          <table:table-cell office:value-type="float" office:value="98.78" calcext:value-type="float">
            <text:p>98.78</text:p>
          </table:table-cell>
          <table:table-cell office:value-type="float" office:value="93.99" calcext:value-type="float">
            <text:p>93.99</text:p>
          </table:table-cell>
          <table:table-cell office:value-type="float" office:value="13.11" calcext:value-type="float">
            <text:p>13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640" calcext:value-type="float">
            <text:p>2426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280" calcext:value-type="float">
            <text:p>48280</text:p>
          </table:table-cell>
          <table:table-cell office:value-type="float" office:value="5131.057" calcext:value-type="float">
            <text:p>5131.057</text:p>
          </table:table-cell>
          <table:table-cell office:value-type="string" calcext:value-type="string">
            <text:p>("16beb47380cda2a6ebdf46d88e0c3cd6455e0417446432a221a87178a6fdb232", "64bef29ba01af37d6aad5042181d05870e9ea8e507d868de3faafb83df34d706", "771b0cc0505c4cc8ae85bd0bcb97177c79db48d338cb50ebd6026924d1e98dd7", "637ec3de3776abaad6492f1305f294e711381d34b69172c5de0eb767a94dfd57", "2cc79a153c3d7d16d05a2950ac2787c081690b7e522c6506899214a9d1b71141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696" calcext:value-type="float">
            <text:p>60.696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767" calcext:value-type="float">
            <text:p>24.767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3" calcext:value-type="float">
            <text:p>24.753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100" calcext:value-type="float">
            <text:p>100</text:p>
          </table:table-cell>
          <table:table-cell office:value-type="float" office:value="90.67" calcext:value-type="float">
            <text:p>90.67</text:p>
          </table:table-cell>
          <table:table-cell table:number-columns-repeated="3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66" calcext:value-type="float">
            <text:p>92.66</text:p>
          </table:table-cell>
          <table:table-cell office:value-type="float" office:value="98.45" calcext:value-type="float">
            <text:p>98.45</text:p>
          </table:table-cell>
          <table:table-cell office:value-type="float" office:value="92.27" calcext:value-type="float">
            <text:p>92.27</text:p>
          </table:table-cell>
          <table:table-cell office:value-type="float" office:value="8.44" calcext:value-type="float">
            <text:p>8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3800" calcext:value-type="float">
            <text:p>73800</text:p>
          </table:table-cell>
          <table:table-cell office:value-type="float" office:value="4605.919" calcext:value-type="float">
            <text:p>4605.919</text:p>
          </table:table-cell>
          <table:table-cell office:value-type="string" calcext:value-type="string">
            <text:p>("f027b280ccc4334b783b61b002fc816d1543c47b904fbf4b03a1f5b07feb1dcf", "2910c9db4d06b57c67a9297589cc9ec4e43eb6c07af6cc30ff2bbcdd4c7c3653", "9eb13519a590a1d6107d56be3b34e83d88ea95910f00351e78bf969fe147f5fb", "a54248981d7f4dfbd544061fa62f49f35b8048b176d9d934b09dfb4a1984f158", "da494cb4bd6d961f35b5adbcde9c4a58cd31073ae6e366d8f77ab51a2b128598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/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81" calcext:value-type="float">
            <text:p>77.381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33" calcext:value-type="float">
            <text:p>21.033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51" calcext:value-type="float">
            <text:p>21.051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47" calcext:value-type="float">
            <text:p>21.047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100" calcext:value-type="float">
            <text:p>100</text:p>
          </table:table-cell>
          <table:table-cell office:value-type="float" office:value="82.93" calcext:value-type="float">
            <text:p>82.93</text:p>
          </table:table-cell>
          <table:table-cell table:number-columns-repeated="3" office:value-type="float" office:value="85.78" calcext:value-type="float">
            <text:p>85.78</text:p>
          </table:table-cell>
          <table:table-cell office:value-type="float" office:value="97.16" calcext:value-type="float">
            <text:p>97.16</text:p>
          </table:table-cell>
          <table:table-cell office:value-type="float" office:value="86.95" calcext:value-type="float">
            <text:p>86.95</text:p>
          </table:table-cell>
          <table:table-cell office:value-type="float" office:value="97.13" calcext:value-type="float">
            <text:p>97.13</text:p>
          </table:table-cell>
          <table:table-cell office:value-type="float" office:value="86.19" calcext:value-type="float">
            <text:p>86.19</text:p>
          </table:table-cell>
          <table:table-cell office:value-type="float" office:value="13.89" calcext:value-type="float">
            <text:p>13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7880" calcext:value-type="float">
            <text:p>2378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7520" calcext:value-type="float">
            <text:p>107520</text:p>
          </table:table-cell>
          <table:table-cell office:value-type="float" office:value="4904.689" calcext:value-type="float">
            <text:p>4904.689</text:p>
          </table:table-cell>
          <table:table-cell office:value-type="string" calcext:value-type="string">
            <text:p>("47bda50ae9ca482e8b47f2058954a2ab06ae4ef3b7c246ec564ad1b76233d547", "74c211e1db902744a18c3e103d0af96ff7af4d76a08114fad65a3c826b3f9858", "203122882bf325d612677c1743efc45cba7654b871af9712a9dddd940d21d7ec", "85f0bbc9fc2ef48b2630581ff60f20b16bb15d4b8f55546940aa526214d496e2", "19926d865a8856f81a89b160045474daacabe8581723e4bc21a29d538a3c9f6a")</text:p>
          </table:table-cell>
        </table:table-row>
        <table:table-row table:style-name="ro1" table:number-rows-repeated="6">
          <table:table-cell table:number-columns-repeated="10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0.4" calcext:value-type="float">
            <text:p>90.4</text:p>
          </table:table-cell>
          <table:table-cell office:value-type="float" office:value="72.67" calcext:value-type="float">
            <text:p>72.67</text:p>
          </table:table-cell>
          <table:table-cell office:value-type="float" office:value="90.58" calcext:value-type="float">
            <text:p>90.58</text:p>
          </table:table-cell>
          <table:table-cell office:value-type="float" office:value="72.29" calcext:value-type="float">
            <text:p>72.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.174" calcext:value-type="float">
            <text:p>41.174</text:p>
          </table:table-cell>
          <table:table-cell office:value-type="string" calcext:value-type="string">
            <text:p>67bcb8ca420bbc6fb9e87687ee3b729e4b78871328701aa35ab80e0b448754d5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0.4" calcext:value-type="float">
            <text:p>90.4</text:p>
          </table:table-cell>
          <table:table-cell office:value-type="float" office:value="72.67" calcext:value-type="float">
            <text:p>72.67</text:p>
          </table:table-cell>
          <table:table-cell office:value-type="float" office:value="90.58" calcext:value-type="float">
            <text:p>90.58</text:p>
          </table:table-cell>
          <table:table-cell office:value-type="float" office:value="72.29" calcext:value-type="float">
            <text:p>72.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817" calcext:value-type="float">
            <text:p>2.817</text:p>
          </table:table-cell>
          <table:table-cell office:value-type="string" calcext:value-type="string">
            <text:p>67bcb8ca420bbc6fb9e87687ee3b729e4b78871328701aa35ab80e0b448754d5</text:p>
          </table:table-cell>
          <table:table-cell office:value-type="float" office:value="94.04" calcext:value-type="float">
            <text:p>94.04</text:p>
          </table:table-cell>
          <table:table-cell office:value-type="float" office:value="58.61" calcext:value-type="float">
            <text:p>58.6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89.51" calcext:value-type="float">
            <text:p>89.51</text:p>
          </table:table-cell>
          <table:table-cell office:value-type="float" office:value="70.37" calcext:value-type="float">
            <text:p>70.37</text:p>
          </table:table-cell>
          <table:table-cell office:value-type="float" office:value="89.62" calcext:value-type="float">
            <text:p>89.62</text:p>
          </table:table-cell>
          <table:table-cell office:value-type="float" office:value="69.94" calcext:value-type="float">
            <text:p>69.9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72" calcext:value-type="float">
            <text:p>2.772</text:p>
          </table:table-cell>
          <table:table-cell office:value-type="string" calcext:value-type="string">
            <text:p>cdff5b886fce4a97d77f27df1c36925183fb5b4d5fbfde87ed863f15a400e5e3</text:p>
          </table:table-cell>
          <table:table-cell office:value-type="float" office:value="94.04" calcext:value-type="float">
            <text:p>94.04</text:p>
          </table:table-cell>
          <table:table-cell office:value-type="float" office:value="58.61" calcext:value-type="float">
            <text:p>58.6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9" calcext:value-type="float">
            <text:p>70.19</text:p>
          </table:table-cell>
          <table:table-cell office:value-type="float" office:value="89.51" calcext:value-type="float">
            <text:p>89.51</text:p>
          </table:table-cell>
          <table:table-cell office:value-type="float" office:value="70.37" calcext:value-type="float">
            <text:p>70.37</text:p>
          </table:table-cell>
          <table:table-cell office:value-type="float" office:value="89.62" calcext:value-type="float">
            <text:p>89.62</text:p>
          </table:table-cell>
          <table:table-cell office:value-type="float" office:value="69.94" calcext:value-type="float">
            <text:p>69.9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211" calcext:value-type="float">
            <text:p>3.211</text:p>
          </table:table-cell>
          <table:table-cell office:value-type="string" calcext:value-type="string">
            <text:p>cdff5b886fce4a97d77f27df1c36925183fb5b4d5fbfde87ed863f15a400e5e3</text:p>
          </table:table-cell>
          <table:table-cell office:value-type="float" office:value="100" calcext:value-type="float">
            <text:p>100</text:p>
          </table:table-cell>
          <table:table-cell office:value-type="float" office:value="74.84" calcext:value-type="float">
            <text:p>74.84</text:p>
          </table:table-cell>
          <table:table-cell office:value-type="float" office:value="81.18" calcext:value-type="float">
            <text:p>81.18</text:p>
          </table:table-cell>
          <table:table-cell table:number-columns-repeated="2" office:value-type="float" office:value="82.3" calcext:value-type="float">
            <text:p>82.3</text:p>
          </table:table-cell>
          <table:table-cell office:value-type="float" office:value="93.59" calcext:value-type="float">
            <text:p>93.59</text:p>
          </table:table-cell>
          <table:table-cell office:value-type="float" office:value="82.04" calcext:value-type="float">
            <text:p>82.04</text:p>
          </table:table-cell>
          <table:table-cell office:value-type="float" office:value="93.74" calcext:value-type="float">
            <text:p>93.74</text:p>
          </table:table-cell>
          <table:table-cell office:value-type="float" office:value="81.76" calcext:value-type="float">
            <text:p>81.76</text:p>
          </table:table-cell>
          <table:table-cell office:value-type="float" office:value="15.76" calcext:value-type="float">
            <text:p>15.76</text:p>
          </table:table-cell>
          <table:table-cell office:value-type="float" office:value="10000" calcext:value-type="float">
            <text:p>10000</text:p>
          </table:table-cell>
          <table:table-cell office:value-type="float" office:value="302480" calcext:value-type="float">
            <text:p>3024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3120" calcext:value-type="float">
            <text:p>73120</text:p>
          </table:table-cell>
          <table:table-cell office:value-type="float" office:value="443.603" calcext:value-type="float">
            <text:p>443.603</text:p>
          </table:table-cell>
          <table:table-cell office:value-type="string" calcext:value-type="string">
            <text:p>("bc53132c0de3e11455ae2152f5c9a9b9792e081a12dba6fd3428530ec34ba2d0", "623a5df8136f0886313884add145108dee8708095a8d27efa4efabbc90fecd96", "0138a6f4584a9f315872ee2f7a309c4a70b03deeb8ef3cd4b693ed55420a7686", "45b4372702a39d6f94fc24396667198f6b8b0284d026a32f887f01847c174237", "c24716e3b2bd358845bf0492c1e1ddc9abc5762a0db5bcec20278f7222635b87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44.35" calcext:value-type="float">
            <text:p>44.35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85.89" calcext:value-type="float">
            <text:p>85.89</text:p>
          </table:table-cell>
          <table:table-cell office:value-type="float" office:value="62.06" calcext:value-type="float">
            <text:p>62.06</text:p>
          </table:table-cell>
          <table:table-cell office:value-type="float" office:value="85.78" calcext:value-type="float">
            <text:p>85.78</text:p>
          </table:table-cell>
          <table:table-cell office:value-type="float" office:value="60.58" calcext:value-type="float">
            <text:p>60.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.728" calcext:value-type="float">
            <text:p>40.728</text:p>
          </table:table-cell>
          <table:table-cell office:value-type="string" calcext:value-type="string">
            <text:p>8ff4662cec2284feec1ad1376ff8b7e43baebfd561446d5771994ef07aac7aef</text:p>
          </table:table-cell>
          <table:table-cell office:value-type="float" office:value="96.03" calcext:value-type="float">
            <text:p>96.03</text:p>
          </table:table-cell>
          <table:table-cell office:value-type="float" office:value="44.35" calcext:value-type="float">
            <text:p>44.35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85.89" calcext:value-type="float">
            <text:p>85.89</text:p>
          </table:table-cell>
          <table:table-cell office:value-type="float" office:value="62.06" calcext:value-type="float">
            <text:p>62.06</text:p>
          </table:table-cell>
          <table:table-cell office:value-type="float" office:value="85.78" calcext:value-type="float">
            <text:p>85.78</text:p>
          </table:table-cell>
          <table:table-cell office:value-type="float" office:value="60.58" calcext:value-type="float">
            <text:p>60.5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.072" calcext:value-type="float">
            <text:p>5.072</text:p>
          </table:table-cell>
          <table:table-cell office:value-type="string" calcext:value-type="string">
            <text:p>8ff4662cec2284feec1ad1376ff8b7e43baebfd561446d5771994ef07aac7ae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1" calcext:value-type="float">
            <text:p>43.5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7" calcext:value-type="float">
            <text:p>85.7</text:p>
          </table:table-cell>
          <table:table-cell office:value-type="float" office:value="61.24" calcext:value-type="float">
            <text:p>61.24</text:p>
          </table:table-cell>
          <table:table-cell office:value-type="float" office:value="85.59" calcext:value-type="float">
            <text:p>85.59</text:p>
          </table:table-cell>
          <table:table-cell office:value-type="float" office:value="59.84" calcext:value-type="float">
            <text:p>59.8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208" calcext:value-type="float">
            <text:p>4.208</text:p>
          </table:table-cell>
          <table:table-cell office:value-type="string" calcext:value-type="string">
            <text:p>3818f82ff0a28631c1a6ac325d8e220a20bd457fa9321f902b287ad24239136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1" calcext:value-type="float">
            <text:p>43.51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81" calcext:value-type="float">
            <text:p>58.81</text:p>
          </table:table-cell>
          <table:table-cell office:value-type="float" office:value="85.7" calcext:value-type="float">
            <text:p>85.7</text:p>
          </table:table-cell>
          <table:table-cell office:value-type="float" office:value="61.24" calcext:value-type="float">
            <text:p>61.24</text:p>
          </table:table-cell>
          <table:table-cell office:value-type="float" office:value="85.59" calcext:value-type="float">
            <text:p>85.59</text:p>
          </table:table-cell>
          <table:table-cell office:value-type="float" office:value="59.84" calcext:value-type="float">
            <text:p>59.8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685" calcext:value-type="float">
            <text:p>4.685</text:p>
          </table:table-cell>
          <table:table-cell office:value-type="string" calcext:value-type="string">
            <text:p>3818f82ff0a28631c1a6ac325d8e220a20bd457fa9321f902b287ad24239136f</text:p>
          </table:table-cell>
          <table:table-cell office:value-type="float" office:value="100" calcext:value-type="float">
            <text:p>100</text:p>
          </table:table-cell>
          <table:table-cell office:value-type="float" office:value="70.4" calcext:value-type="float">
            <text:p>70.4</text:p>
          </table:table-cell>
          <table:table-cell office:value-type="float" office:value="77.89" calcext:value-type="float">
            <text:p>77.89</text:p>
          </table:table-cell>
          <table:table-cell table:number-columns-repeated="2" office:value-type="float" office:value="79.02" calcext:value-type="float">
            <text:p>79.02</text:p>
          </table:table-cell>
          <table:table-cell office:value-type="float" office:value="92.44" calcext:value-type="float">
            <text:p>92.44</text:p>
          </table:table-cell>
          <table:table-cell office:value-type="float" office:value="79.43" calcext:value-type="float">
            <text:p>79.43</text:p>
          </table:table-cell>
          <table:table-cell office:value-type="float" office:value="92.59" calcext:value-type="float">
            <text:p>92.59</text:p>
          </table:table-cell>
          <table:table-cell office:value-type="float" office:value="78.85" calcext:value-type="float">
            <text:p>78.85</text:p>
          </table:table-cell>
          <table:table-cell office:value-type="float" office:value="24.64" calcext:value-type="float">
            <text:p>24.6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00" calcext:value-type="float">
            <text:p>340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15800" calcext:value-type="float">
            <text:p>215800</text:p>
          </table:table-cell>
          <table:table-cell office:value-type="float" office:value="544.404" calcext:value-type="float">
            <text:p>544.404</text:p>
          </table:table-cell>
          <table:table-cell office:value-type="string" calcext:value-type="string">
            <text:p>("8ac3bd5f751540d43baa73b8620e76b4c0ae44589b9cd21cbc2876f749aafbc3", "cfbfa801f2163983c41d54aa90f565fae039708212bfa15ba1ef206ed399b906", "aa9761e7de343e27d0f54f2b73724134b629b280257a53911fa844ffc743facb", "6c4d74e4cb6ced2a0c06875caa7fd2ecf7771fefcfe9064b3628d3ce9b31aea8", "145e19c134d5f91b6a9307754dfe0c9bf59b90cc0652f801028a502f2dbc68d4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0.68" calcext:value-type="float">
            <text:p>50.68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22" calcext:value-type="float">
            <text:p>64.22</text:p>
          </table:table-cell>
          <table:table-cell office:value-type="float" office:value="87.52" calcext:value-type="float">
            <text:p>87.52</text:p>
          </table:table-cell>
          <table:table-cell office:value-type="float" office:value="63.45" calcext:value-type="float">
            <text:p>63.45</text:p>
          </table:table-cell>
          <table:table-cell office:value-type="float" office:value="87.77" calcext:value-type="float">
            <text:p>87.77</text:p>
          </table:table-cell>
          <table:table-cell office:value-type="float" office:value="63.39" calcext:value-type="float">
            <text:p>63.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.342" calcext:value-type="float">
            <text:p>36.342</text:p>
          </table:table-cell>
          <table:table-cell office:value-type="string" calcext:value-type="string">
            <text:p>bf997275c454c2929269b62ec22bda0b0b5d5e201a05888476f69b277876fcfe</text:p>
          </table:table-cell>
          <table:table-cell office:value-type="float" office:value="97.35" calcext:value-type="float">
            <text:p>97.35</text:p>
          </table:table-cell>
          <table:table-cell office:value-type="float" office:value="50.68" calcext:value-type="float">
            <text:p>50.68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22" calcext:value-type="float">
            <text:p>64.22</text:p>
          </table:table-cell>
          <table:table-cell office:value-type="float" office:value="87.52" calcext:value-type="float">
            <text:p>87.52</text:p>
          </table:table-cell>
          <table:table-cell office:value-type="float" office:value="63.45" calcext:value-type="float">
            <text:p>63.45</text:p>
          </table:table-cell>
          <table:table-cell office:value-type="float" office:value="87.77" calcext:value-type="float">
            <text:p>87.77</text:p>
          </table:table-cell>
          <table:table-cell office:value-type="float" office:value="63.39" calcext:value-type="float">
            <text:p>63.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959" calcext:value-type="float">
            <text:p>4.959</text:p>
          </table:table-cell>
          <table:table-cell office:value-type="string" calcext:value-type="string">
            <text:p>bf997275c454c2929269b62ec22bda0b0b5d5e201a05888476f69b277876fcfe</text:p>
          </table:table-cell>
          <table:table-cell office:value-type="float" office:value="91.39" calcext:value-type="float">
            <text:p>91.39</text:p>
          </table:table-cell>
          <table:table-cell office:value-type="float" office:value="49.62" calcext:value-type="float">
            <text:p>49.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87.24" calcext:value-type="float">
            <text:p>87.24</text:p>
          </table:table-cell>
          <table:table-cell office:value-type="float" office:value="64.58" calcext:value-type="float">
            <text:p>64.58</text:p>
          </table:table-cell>
          <table:table-cell office:value-type="float" office:value="87.56" calcext:value-type="float">
            <text:p>87.56</text:p>
          </table:table-cell>
          <table:table-cell office:value-type="float" office:value="62.77" calcext:value-type="float">
            <text:p>62.7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461" calcext:value-type="float">
            <text:p>5.461</text:p>
          </table:table-cell>
          <table:table-cell office:value-type="string" calcext:value-type="string">
            <text:p>b733981db0d8beba5b8833cc759fecab325959ff789885ce3fdbceef966b75b5</text:p>
          </table:table-cell>
          <table:table-cell office:value-type="float" office:value="91.39" calcext:value-type="float">
            <text:p>91.39</text:p>
          </table:table-cell>
          <table:table-cell office:value-type="float" office:value="49.62" calcext:value-type="float">
            <text:p>49.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87.24" calcext:value-type="float">
            <text:p>87.24</text:p>
          </table:table-cell>
          <table:table-cell office:value-type="float" office:value="64.58" calcext:value-type="float">
            <text:p>64.58</text:p>
          </table:table-cell>
          <table:table-cell office:value-type="float" office:value="87.56" calcext:value-type="float">
            <text:p>87.56</text:p>
          </table:table-cell>
          <table:table-cell office:value-type="float" office:value="62.77" calcext:value-type="float">
            <text:p>62.7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161" calcext:value-type="float">
            <text:p>5.161</text:p>
          </table:table-cell>
          <table:table-cell office:value-type="string" calcext:value-type="string">
            <text:p>b733981db0d8beba5b8833cc759fecab325959ff789885ce3fdbceef966b75b5</text:p>
          </table:table-cell>
          <table:table-cell office:value-type="float" office:value="100" calcext:value-type="float">
            <text:p>100</text:p>
          </table:table-cell>
          <table:table-cell office:value-type="float" office:value="78.66" calcext:value-type="float">
            <text:p>78.66</text:p>
          </table:table-cell>
          <table:table-cell office:value-type="float" office:value="84.08" calcext:value-type="float">
            <text:p>84.08</text:p>
          </table:table-cell>
          <table:table-cell table:number-columns-repeated="2" office:value-type="float" office:value="85.02" calcext:value-type="float">
            <text:p>85.02</text:p>
          </table:table-cell>
          <table:table-cell office:value-type="float" office:value="94.51" calcext:value-type="float">
            <text:p>94.51</text:p>
          </table:table-cell>
          <table:table-cell office:value-type="float" office:value="86.43" calcext:value-type="float">
            <text:p>86.43</text:p>
          </table:table-cell>
          <table:table-cell office:value-type="float" office:value="94.97" calcext:value-type="float">
            <text:p>94.97</text:p>
          </table:table-cell>
          <table:table-cell office:value-type="float" office:value="84.36" calcext:value-type="float">
            <text:p>84.36</text:p>
          </table:table-cell>
          <table:table-cell office:value-type="float" office:value="19.6" calcext:value-type="float">
            <text:p>19.6</text:p>
          </table:table-cell>
          <table:table-cell office:value-type="float" office:value="10000" calcext:value-type="float">
            <text:p>10000</text:p>
          </table:table-cell>
          <table:table-cell office:value-type="float" office:value="319960" calcext:value-type="float">
            <text:p>319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46680" calcext:value-type="float">
            <text:p>46680</text:p>
          </table:table-cell>
          <table:table-cell office:value-type="float" office:value="494.033" calcext:value-type="float">
            <text:p>494.033</text:p>
          </table:table-cell>
          <table:table-cell office:value-type="string" calcext:value-type="string">
            <text:p>("d2f647a36c058316ef177cba7162ecd96f48321c1adb4519c26d5af917f1e353", "a4f02d4f50ce1bf8ce69632930c135efb11b65b809781d34e05291da1b577fdc", "b1d1faef6981f3b2a6fae8e8aec97095faa84589a4953cd640f9e278e80cdf16", "6ffbb77ca814c17e402f1571c069de0417896bc6af14f2785ad5a73ddcbde9b9", "dbb1d3171b816731f0acfd203500b3317bcf8f0da8c15d219a08a8e2a5b88b33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7.29" calcext:value-type="float">
            <text:p>47.29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11" calcext:value-type="float">
            <text:p>62.11</text:p>
          </table:table-cell>
          <table:table-cell office:value-type="float" office:value="86.67" calcext:value-type="float">
            <text:p>86.67</text:p>
          </table:table-cell>
          <table:table-cell office:value-type="float" office:value="60.78" calcext:value-type="float">
            <text:p>60.78</text:p>
          </table:table-cell>
          <table:table-cell office:value-type="float" office:value="86.86" calcext:value-type="float">
            <text:p>86.86</text:p>
          </table:table-cell>
          <table:table-cell office:value-type="float" office:value="61.03" calcext:value-type="float">
            <text:p>61.0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d586da5dfaf083b7ac9a33757dc3f4eb022de2b9660ebfea16bff12e80493cf7</text:p>
          </table:table-cell>
          <table:table-cell office:value-type="float" office:value="95.36" calcext:value-type="float">
            <text:p>95.36</text:p>
          </table:table-cell>
          <table:table-cell office:value-type="float" office:value="47.29" calcext:value-type="float">
            <text:p>47.29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2.11" calcext:value-type="float">
            <text:p>62.11</text:p>
          </table:table-cell>
          <table:table-cell office:value-type="float" office:value="86.67" calcext:value-type="float">
            <text:p>86.67</text:p>
          </table:table-cell>
          <table:table-cell office:value-type="float" office:value="60.78" calcext:value-type="float">
            <text:p>60.78</text:p>
          </table:table-cell>
          <table:table-cell office:value-type="float" office:value="86.86" calcext:value-type="float">
            <text:p>86.86</text:p>
          </table:table-cell>
          <table:table-cell office:value-type="float" office:value="61.03" calcext:value-type="float">
            <text:p>61.0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985" calcext:value-type="float">
            <text:p>2.985</text:p>
          </table:table-cell>
          <table:table-cell office:value-type="string" calcext:value-type="string">
            <text:p>d586da5dfaf083b7ac9a33757dc3f4eb022de2b9660ebfea16bff12e80493cf7</text:p>
          </table:table-cell>
          <table:table-cell office:value-type="float" office:value="93.38" calcext:value-type="float">
            <text:p>93.38</text:p>
          </table:table-cell>
          <table:table-cell office:value-type="float" office:value="52.45" calcext:value-type="float">
            <text:p>52.45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6" calcext:value-type="float">
            <text:p>65.66</text:p>
          </table:table-cell>
          <table:table-cell office:value-type="float" office:value="87.95" calcext:value-type="float">
            <text:p>87.95</text:p>
          </table:table-cell>
          <table:table-cell office:value-type="float" office:value="65.8" calcext:value-type="float">
            <text:p>65.8</text:p>
          </table:table-cell>
          <table:table-cell office:value-type="float" office:value="87.98" calcext:value-type="float">
            <text:p>87.98</text:p>
          </table:table-cell>
          <table:table-cell office:value-type="float" office:value="65.66" calcext:value-type="float">
            <text:p>65.6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926" calcext:value-type="float">
            <text:p>2.926</text:p>
          </table:table-cell>
          <table:table-cell office:value-type="string" calcext:value-type="string">
            <text:p>45493a92ac840a4efd44e16a52f18bcc210c389c8313f242f90f7dc517752c9b</text:p>
          </table:table-cell>
          <table:table-cell office:value-type="float" office:value="93.38" calcext:value-type="float">
            <text:p>93.38</text:p>
          </table:table-cell>
          <table:table-cell office:value-type="float" office:value="52.45" calcext:value-type="float">
            <text:p>52.45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66" calcext:value-type="float">
            <text:p>65.66</text:p>
          </table:table-cell>
          <table:table-cell office:value-type="float" office:value="87.95" calcext:value-type="float">
            <text:p>87.95</text:p>
          </table:table-cell>
          <table:table-cell office:value-type="float" office:value="65.8" calcext:value-type="float">
            <text:p>65.8</text:p>
          </table:table-cell>
          <table:table-cell office:value-type="float" office:value="87.98" calcext:value-type="float">
            <text:p>87.98</text:p>
          </table:table-cell>
          <table:table-cell office:value-type="float" office:value="65.66" calcext:value-type="float">
            <text:p>65.6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736" calcext:value-type="float">
            <text:p>3.736</text:p>
          </table:table-cell>
          <table:table-cell office:value-type="string" calcext:value-type="string">
            <text:p>45493a92ac840a4efd44e16a52f18bcc210c389c8313f242f90f7dc517752c9b</text:p>
          </table:table-cell>
          <table:table-cell office:value-type="float" office:value="100" calcext:value-type="float">
            <text:p>100</text:p>
          </table:table-cell>
          <table:table-cell office:value-type="float" office:value="76.08" calcext:value-type="float">
            <text:p>76.08</text:p>
          </table:table-cell>
          <table:table-cell office:value-type="float" office:value="82.11" calcext:value-type="float">
            <text:p>82.11</text:p>
          </table:table-cell>
          <table:table-cell table:number-columns-repeated="2" office:value-type="float" office:value="83.25" calcext:value-type="float">
            <text:p>83.25</text:p>
          </table:table-cell>
          <table:table-cell office:value-type="float" office:value="93.9" calcext:value-type="float">
            <text:p>93.9</text:p>
          </table:table-cell>
          <table:table-cell office:value-type="float" office:value="82.85" calcext:value-type="float">
            <text:p>82.85</text:p>
          </table:table-cell>
          <table:table-cell office:value-type="float" office:value="93.97" calcext:value-type="float">
            <text:p>93.97</text:p>
          </table:table-cell>
          <table:table-cell office:value-type="float" office:value="82.91" calcext:value-type="float">
            <text:p>82.91</text:p>
          </table:table-cell>
          <table:table-cell office:value-type="float" office:value="20.93" calcext:value-type="float">
            <text:p>20.93</text:p>
          </table:table-cell>
          <table:table-cell office:value-type="float" office:value="10000" calcext:value-type="float">
            <text:p>10000</text:p>
          </table:table-cell>
          <table:table-cell office:value-type="float" office:value="313200" calcext:value-type="float">
            <text:p>3132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5200" calcext:value-type="float">
            <text:p>135200</text:p>
          </table:table-cell>
          <table:table-cell office:value-type="float" office:value="510.76" calcext:value-type="float">
            <text:p>510.76</text:p>
          </table:table-cell>
          <table:table-cell office:value-type="string" calcext:value-type="string">
            <text:p>("a977b859f2fbaa66ba8f04bb87859740dfd6c819b94748f380e9a0191c539c83", "ca883d65c4b3aa9607df97895663317529fa9c924ba6b28b32a59731c3bf6b87", "494a0700db53dee967993a1471feae00d895c5671e237db71fe4a8521ce9bfe4", "26dabbde01113e5481962408fde7e07e83f76bbf8775f51e6fcade120b34a949", "1acb20c378ca9f990a017c9971966eb3da4d1f3cf6a5ace65bae940249d423b0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? (X_test size [((30, 31, 152, 24), (30, 31, 152, 48, 12), (152, 48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4.08" calcext:value-type="float">
            <text:p>54.08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34" calcext:value-type="float">
            <text:p>88.34</text:p>
          </table:table-cell>
          <table:table-cell office:value-type="float" office:value="68.37" calcext:value-type="float">
            <text:p>68.37</text:p>
          </table:table-cell>
          <table:table-cell office:value-type="float" office:value="88.38" calcext:value-type="float">
            <text:p>88.38</text:p>
          </table:table-cell>
          <table:table-cell office:value-type="float" office:value="67.21" calcext:value-type="float">
            <text:p>67.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.21" calcext:value-type="float">
            <text:p>48.21</text:p>
          </table:table-cell>
          <table:table-cell office:value-type="string" calcext:value-type="string">
            <text:p>3c802452c314cfe011bdd0c741cc7be95fa8f015e13b5403c8eef84c1ad724bd</text:p>
          </table:table-cell>
          <table:table-cell office:value-type="float" office:value="96.69" calcext:value-type="float">
            <text:p>96.69</text:p>
          </table:table-cell>
          <table:table-cell office:value-type="float" office:value="54.08" calcext:value-type="float">
            <text:p>54.08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6" calcext:value-type="float">
            <text:p>66.6</text:p>
          </table:table-cell>
          <table:table-cell office:value-type="float" office:value="88.34" calcext:value-type="float">
            <text:p>88.34</text:p>
          </table:table-cell>
          <table:table-cell office:value-type="float" office:value="68.37" calcext:value-type="float">
            <text:p>68.37</text:p>
          </table:table-cell>
          <table:table-cell office:value-type="float" office:value="88.38" calcext:value-type="float">
            <text:p>88.38</text:p>
          </table:table-cell>
          <table:table-cell office:value-type="float" office:value="67.21" calcext:value-type="float">
            <text:p>67.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3c802452c314cfe011bdd0c741cc7be95fa8f015e13b5403c8eef84c1ad724bd</text:p>
          </table:table-cell>
          <table:table-cell office:value-type="float" office:value="90.07" calcext:value-type="float">
            <text:p>90.07</text:p>
          </table:table-cell>
          <table:table-cell office:value-type="float" office:value="55.85" calcext:value-type="float">
            <text:p>55.85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9" calcext:value-type="float">
            <text:p>67.9</text:p>
          </table:table-cell>
          <table:table-cell office:value-type="float" office:value="88.78" calcext:value-type="float">
            <text:p>88.78</text:p>
          </table:table-cell>
          <table:table-cell office:value-type="float" office:value="70.04" calcext:value-type="float">
            <text:p>70.04</text:p>
          </table:table-cell>
          <table:table-cell office:value-type="float" office:value="88.75" calcext:value-type="float">
            <text:p>8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353" calcext:value-type="float">
            <text:p>7.353</text:p>
          </table:table-cell>
          <table:table-cell office:value-type="string" calcext:value-type="string">
            <text:p>b66c3c89e7a613fca900d97cfb9fda289c4182c4b7989a65a38f91cc4332d672</text:p>
          </table:table-cell>
          <table:table-cell office:value-type="float" office:value="90.07" calcext:value-type="float">
            <text:p>90.07</text:p>
          </table:table-cell>
          <table:table-cell office:value-type="float" office:value="55.85" calcext:value-type="float">
            <text:p>55.85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9" calcext:value-type="float">
            <text:p>67.9</text:p>
          </table:table-cell>
          <table:table-cell office:value-type="float" office:value="88.78" calcext:value-type="float">
            <text:p>88.78</text:p>
          </table:table-cell>
          <table:table-cell office:value-type="float" office:value="70.04" calcext:value-type="float">
            <text:p>70.04</text:p>
          </table:table-cell>
          <table:table-cell office:value-type="float" office:value="88.75" calcext:value-type="float">
            <text:p>8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524" calcext:value-type="float">
            <text:p>7.524</text:p>
          </table:table-cell>
          <table:table-cell office:value-type="string" calcext:value-type="string">
            <text:p>b66c3c89e7a613fca900d97cfb9fda289c4182c4b7989a65a38f91cc4332d672</text:p>
          </table:table-cell>
          <table:table-cell office:value-type="float" office:value="100" calcext:value-type="float">
            <text:p>100</text:p>
          </table:table-cell>
          <table:table-cell office:value-type="float" office:value="83.96" calcext:value-type="float">
            <text:p>83.96</text:p>
          </table:table-cell>
          <table:table-cell office:value-type="float" office:value="88.03" calcext:value-type="float">
            <text:p>88.03</text:p>
          </table:table-cell>
          <table:table-cell table:number-columns-repeated="2" office:value-type="float" office:value="88.72" calcext:value-type="float">
            <text:p>88.72</text:p>
          </table:table-cell>
          <table:table-cell office:value-type="float" office:value="95.87" calcext:value-type="float">
            <text:p>95.87</text:p>
          </table:table-cell>
          <table:table-cell office:value-type="float" office:value="89.51" calcext:value-type="float">
            <text:p>89.51</text:p>
          </table:table-cell>
          <table:table-cell office:value-type="float" office:value="95.93" calcext:value-type="float">
            <text:p>95.93</text:p>
          </table:table-cell>
          <table:table-cell office:value-type="float" office:value="88.95" calcext:value-type="float">
            <text:p>88.95</text:p>
          </table:table-cell>
          <table:table-cell office:value-type="float" office:value="18.01" calcext:value-type="float">
            <text:p>18.01</text:p>
          </table:table-cell>
          <table:table-cell office:value-type="float" office:value="10000" calcext:value-type="float">
            <text:p>10000</text:p>
          </table:table-cell>
          <table:table-cell office:value-type="float" office:value="316480" calcext:value-type="float">
            <text:p>316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9320" calcext:value-type="float">
            <text:p>99320</text:p>
          </table:table-cell>
          <table:table-cell office:value-type="float" office:value="678.155" calcext:value-type="float">
            <text:p>678.155</text:p>
          </table:table-cell>
          <table:table-cell office:value-type="string" calcext:value-type="string">
            <text:p>("d0a9a20127330d0e13fdb473312e30115bd5e0bdcfd5209331b37a2b9e77d724", "6cfc89cbde55d15b91af3389167d916b854d0f71f399bbe6f9b99e265df9f4eb", "c09a7571d90d72f8d7f7b643c8570b0e4051f1ddfab87b80a2b3b3a419682954", "cd2298555ac3eafbd9bc2f15d020b60d02af0a3d8ad69328c959da21322ea391", "6c18d4be3e4de45d584bf16425e0329e7e54437d9b5e2a15ba653999843b619f"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? (X_test size [((45, 46, 180, 8), (45, 46, 180, 16, 12), (180, 16))])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6.57" calcext:value-type="float">
            <text:p>66.57</text:p>
          </table:table-cell>
          <table:table-cell office:value-type="float" office:value="96.94" calcext:value-type="float">
            <text:p>96.94</text:p>
          </table:table-cell>
          <table:table-cell office:value-type="float" office:value="56.81" calcext:value-type="float">
            <text:p>56.8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66.935" calcext:value-type="float">
            <text:p>966.935</text:p>
          </table:table-cell>
          <table:table-cell office:value-type="string" calcext:value-type="string">
            <text:p>66c248487ec6215f0c34354a4798f7fc7fed22fcebdf0e2d5e1cdea9478cdebb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6.57" calcext:value-type="float">
            <text:p>66.57</text:p>
          </table:table-cell>
          <table:table-cell office:value-type="float" office:value="96.94" calcext:value-type="float">
            <text:p>96.94</text:p>
          </table:table-cell>
          <table:table-cell office:value-type="float" office:value="56.81" calcext:value-type="float">
            <text:p>56.8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.395" calcext:value-type="float">
            <text:p>61.395</text:p>
          </table:table-cell>
          <table:table-cell office:value-type="string" calcext:value-type="string">
            <text:p>66c248487ec6215f0c34354a4798f7fc7fed22fcebdf0e2d5e1cdea9478cdebb</text:p>
          </table:table-cell>
          <table:table-cell office:value-type="float" office:value="85.56" calcext:value-type="float">
            <text:p>85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97" calcext:value-type="float">
            <text:p>57.97</text:p>
          </table:table-cell>
          <table:table-cell office:value-type="float" office:value="96.75" calcext:value-type="float">
            <text:p>96.75</text:p>
          </table:table-cell>
          <table:table-cell office:value-type="float" office:value="52.15" calcext:value-type="float">
            <text:p>52.1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9.138" calcext:value-type="float">
            <text:p>79.138</text:p>
          </table:table-cell>
          <table:table-cell office:value-type="string" calcext:value-type="string">
            <text:p>39209381c994e8fc0baa7839a4fe9895b67d68f568df60af23f43ff231f75c1e</text:p>
          </table:table-cell>
          <table:table-cell office:value-type="float" office:value="85.56" calcext:value-type="float">
            <text:p>85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97" calcext:value-type="float">
            <text:p>57.97</text:p>
          </table:table-cell>
          <table:table-cell office:value-type="float" office:value="96.75" calcext:value-type="float">
            <text:p>96.75</text:p>
          </table:table-cell>
          <table:table-cell office:value-type="float" office:value="52.15" calcext:value-type="float">
            <text:p>52.1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926" calcext:value-type="float">
            <text:p>76.926</text:p>
          </table:table-cell>
          <table:table-cell office:value-type="string" calcext:value-type="string">
            <text:p>39209381c994e8fc0baa7839a4fe9895b67d68f568df60af23f43ff231f75c1e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2" calcext:value-type="float">
            <text:p>82</text:p>
          </table:table-cell>
          <table:table-cell office:value-type="float" office:value="98.51" calcext:value-type="float">
            <text:p>98.51</text:p>
          </table:table-cell>
          <table:table-cell office:value-type="float" office:value="78.77" calcext:value-type="float">
            <text:p>78.77</text:p>
          </table:table-cell>
          <table:table-cell office:value-type="float" office:value="26.56" calcext:value-type="float">
            <text:p>26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18200" calcext:value-type="float">
            <text:p>718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52200" calcext:value-type="float">
            <text:p>152200</text:p>
          </table:table-cell>
          <table:table-cell office:value-type="float" office:value="3301.555" calcext:value-type="float">
            <text:p>3301.555</text:p>
          </table:table-cell>
          <table:table-cell office:value-type="string" calcext:value-type="string">
            <text:p>("c6b15b962642f3e6af93febb6f6cbcb12f9ace7b428d77854ec03f6094001505", "6f33aa613e875ef7ef49fc00ee95ee8c52af470ca940e1f6096aa8d2c6638be4", "205a719e7350c94f3a009c88dfa49f05461747b0e5c698d781020f8911718194", "d0c7d86971fea7ea305f8982ef0de5c45edd05afef82c98b2eab6814422251db", "e948b402f72d9c570d9308db571418263af24a239e781c5e19320eb1af1dc64c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? (X_test size [((45, 46, 180, 8), (45, 46, 180, 16, 12), (180, 16))])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8.81" calcext:value-type="float">
            <text:p>58.81</text:p>
          </table:table-cell>
          <table:table-cell office:value-type="float" office:value="96.76" calcext:value-type="float">
            <text:p>96.76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7.205" calcext:value-type="float">
            <text:p>657.205</text:p>
          </table:table-cell>
          <table:table-cell office:value-type="string" calcext:value-type="string">
            <text:p>b6f556601eba7dedba6f020df8825ae7af792c1fcbfa21f07c460ea5b9710c89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8.81" calcext:value-type="float">
            <text:p>58.81</text:p>
          </table:table-cell>
          <table:table-cell office:value-type="float" office:value="96.76" calcext:value-type="float">
            <text:p>96.76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.563" calcext:value-type="float">
            <text:p>33.563</text:p>
          </table:table-cell>
          <table:table-cell office:value-type="string" calcext:value-type="string">
            <text:p>b6f556601eba7dedba6f020df8825ae7af792c1fcbfa21f07c460ea5b9710c89</text:p>
          </table:table-cell>
          <table:table-cell office:value-type="float" office:value="85.56" calcext:value-type="float">
            <text:p>85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76" calcext:value-type="float">
            <text:p>59.76</text:p>
          </table:table-cell>
          <table:table-cell office:value-type="float" office:value="96.6" calcext:value-type="float">
            <text:p>96.6</text:p>
          </table:table-cell>
          <table:table-cell office:value-type="float" office:value="52.77" calcext:value-type="float">
            <text:p>52.7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.517" calcext:value-type="float">
            <text:p>33.517</text:p>
          </table:table-cell>
          <table:table-cell office:value-type="string" calcext:value-type="string">
            <text:p>f4a8da94a7bd66a83e6e2892c89394e07bea159a532afabc8dc5bfced912e5fd</text:p>
          </table:table-cell>
          <table:table-cell office:value-type="float" office:value="85.56" calcext:value-type="float">
            <text:p>85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76" calcext:value-type="float">
            <text:p>59.76</text:p>
          </table:table-cell>
          <table:table-cell office:value-type="float" office:value="96.6" calcext:value-type="float">
            <text:p>96.6</text:p>
          </table:table-cell>
          <table:table-cell office:value-type="float" office:value="52.77" calcext:value-type="float">
            <text:p>52.7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4.538" calcext:value-type="float">
            <text:p>34.538</text:p>
          </table:table-cell>
          <table:table-cell office:value-type="string" calcext:value-type="string">
            <text:p>f4a8da94a7bd66a83e6e2892c89394e07bea159a532afabc8dc5bfced912e5fd</text:p>
          </table:table-cell>
          <table:table-cell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table:number-columns-repeated="3" office:value-type="float" office:value="75.11" calcext:value-type="float">
            <text:p>75.11</text:p>
          </table:table-cell>
          <table:table-cell office:value-type="float" office:value="98.22" calcext:value-type="float">
            <text:p>98.22</text:p>
          </table:table-cell>
          <table:table-cell office:value-type="float" office:value="76.94" calcext:value-type="float">
            <text:p>76.94</text:p>
          </table:table-cell>
          <table:table-cell office:value-type="float" office:value="98.23" calcext:value-type="float">
            <text:p>98.23</text:p>
          </table:table-cell>
          <table:table-cell office:value-type="float" office:value="75.1" calcext:value-type="float">
            <text:p>75.1</text:p>
          </table:table-cell>
          <table:table-cell office:value-type="float" office:value="26.67" calcext:value-type="float">
            <text:p>26.67</text:p>
          </table:table-cell>
          <table:table-cell office:value-type="float" office:value="10000" calcext:value-type="float">
            <text:p>10000</text:p>
          </table:table-cell>
          <table:table-cell office:value-type="float" office:value="683360" calcext:value-type="float">
            <text:p>683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24280" calcext:value-type="float">
            <text:p>724280</text:p>
          </table:table-cell>
          <table:table-cell office:value-type="float" office:value="2946.891" calcext:value-type="float">
            <text:p>2946.891</text:p>
          </table:table-cell>
          <table:table-cell office:value-type="string" calcext:value-type="string">
            <text:p>("85e47d211eb2c307b906e479b6782c6960cb1e65f75de32fa771d5c682989744", "2342bbfb4840a8ac54e85073804389bb8433b59357b9ac9952115dbd665f48c8", "7c066a19357625ffbcbc25185e2e9d970d43fc52c9f57ab915a981365764c416", "b06688db6ec87cb58d85766d66f0f940fd9c58d9f623f474a7cb66235a18b3cd", "06f226e692230aead252ef812c33027094008ba06fdc860da05897316b591708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? (X_test size [((45, 46, 180, 8), (45, 46, 180, 16, 12), (180, 16))])</text:p>
          </table:table-cell>
          <table:table-cell office:value-type="float" office:value="94.44" calcext:value-type="float">
            <text:p>94.44</text:p>
          </table:table-cell>
          <table:table-cell office:value-type="float" office:value="42.86" calcext:value-type="float">
            <text:p>42.86</text:p>
          </table:table-cell>
          <table:table-cell table:number-columns-repeated="3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9.68" calcext:value-type="float">
            <text:p>49.68</text:p>
          </table:table-cell>
          <table:table-cell office:value-type="float" office:value="96.23" calcext:value-type="float">
            <text:p>96.23</text:p>
          </table:table-cell>
          <table:table-cell office:value-type="float" office:value="45.19" calcext:value-type="float">
            <text:p>45.1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69.231" calcext:value-type="float">
            <text:p>969.231</text:p>
          </table:table-cell>
          <table:table-cell office:value-type="string" calcext:value-type="string">
            <text:p>e5e01c3a6c89dcccfe50443438408c6ff447bea422bd9a14dd81827546a544bc</text:p>
          </table:table-cell>
          <table:table-cell office:value-type="float" office:value="94.44" calcext:value-type="float">
            <text:p>94.44</text:p>
          </table:table-cell>
          <table:table-cell office:value-type="float" office:value="42.86" calcext:value-type="float">
            <text:p>42.86</text:p>
          </table:table-cell>
          <table:table-cell table:number-columns-repeated="3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9.68" calcext:value-type="float">
            <text:p>49.68</text:p>
          </table:table-cell>
          <table:table-cell office:value-type="float" office:value="96.23" calcext:value-type="float">
            <text:p>96.23</text:p>
          </table:table-cell>
          <table:table-cell office:value-type="float" office:value="45.19" calcext:value-type="float">
            <text:p>45.1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5.009" calcext:value-type="float">
            <text:p>105.009</text:p>
          </table:table-cell>
          <table:table-cell office:value-type="string" calcext:value-type="string">
            <text:p>e5e01c3a6c89dcccfe50443438408c6ff447bea422bd9a14dd81827546a544bc</text:p>
          </table:table-cell>
          <table:table-cell office:value-type="float" office:value="83.33" calcext:value-type="float">
            <text:p>83.33</text:p>
          </table:table-cell>
          <table:table-cell office:value-type="float" office:value="45.24" calcext:value-type="float">
            <text:p>45.24</text:p>
          </table:table-cell>
          <table:table-cell table:number-columns-repeated="3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47" calcext:value-type="float">
            <text:p>52.47</text:p>
          </table:table-cell>
          <table:table-cell office:value-type="float" office:value="96.4" calcext:value-type="float">
            <text:p>96.4</text:p>
          </table:table-cell>
          <table:table-cell office:value-type="float" office:value="46.94" calcext:value-type="float">
            <text:p>46.94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8.375" calcext:value-type="float">
            <text:p>88.375</text:p>
          </table:table-cell>
          <table:table-cell office:value-type="string" calcext:value-type="string">
            <text:p>feade8ff20892bb2506fdb9f184a9c0d61ba5a56e8e16007d2a759694b0abd6f</text:p>
          </table:table-cell>
          <table:table-cell office:value-type="float" office:value="83.33" calcext:value-type="float">
            <text:p>83.33</text:p>
          </table:table-cell>
          <table:table-cell office:value-type="float" office:value="45.24" calcext:value-type="float">
            <text:p>45.24</text:p>
          </table:table-cell>
          <table:table-cell table:number-columns-repeated="3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47" calcext:value-type="float">
            <text:p>52.47</text:p>
          </table:table-cell>
          <table:table-cell office:value-type="float" office:value="96.4" calcext:value-type="float">
            <text:p>96.4</text:p>
          </table:table-cell>
          <table:table-cell office:value-type="float" office:value="46.94" calcext:value-type="float">
            <text:p>46.94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9.836" calcext:value-type="float">
            <text:p>89.836</text:p>
          </table:table-cell>
          <table:table-cell office:value-type="string" calcext:value-type="string">
            <text:p>feade8ff20892bb2506fdb9f184a9c0d61ba5a56e8e16007d2a759694b0abd6f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7.33" calcext:value-type="float">
            <text:p>67.33</text:p>
          </table:table-cell>
          <table:table-cell office:value-type="float" office:value="97.67" calcext:value-type="float">
            <text:p>97.67</text:p>
          </table:table-cell>
          <table:table-cell office:value-type="float" office:value="67.15" calcext:value-type="float">
            <text:p>67.15</text:p>
          </table:table-cell>
          <table:table-cell office:value-type="float" office:value="97.69" calcext:value-type="float">
            <text:p>97.69</text:p>
          </table:table-cell>
          <table:table-cell office:value-type="float" office:value="66.19" calcext:value-type="float">
            <text:p>66.19</text:p>
          </table:table-cell>
          <table:table-cell office:value-type="float" office:value="22.11" calcext:value-type="float">
            <text:p>22.11</text:p>
          </table:table-cell>
          <table:table-cell office:value-type="float" office:value="10000" calcext:value-type="float">
            <text:p>10000</text:p>
          </table:table-cell>
          <table:table-cell office:value-type="float" office:value="674280" calcext:value-type="float">
            <text:p>6742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66520" calcext:value-type="float">
            <text:p>466520</text:p>
          </table:table-cell>
          <table:table-cell office:value-type="float" office:value="2491.713" calcext:value-type="float">
            <text:p>2491.713</text:p>
          </table:table-cell>
          <table:table-cell office:value-type="string" calcext:value-type="string">
            <text:p>("9d489158c08ce467bc7b43d9dd9daf3ed5ff7b7bc876feb2c5b6321de523cc46", "6d309d35da33f06470a2a46a5c2abaf8688c40651f78adc367d0eefd08d62037", "181ac086a8a21270a5c6f38a62ee4f28645abd51b3f9b66a3ad189f3aaec437c", "112ca688bd2f74c7514918d7119932da897ec53c26b96d3d25c165d91736786c", "3f30764d5d5d43a1bc286910bed561818d6f3972b17d688e7adc6c68ac794bc5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? (X_test size [((45, 46, 180, 8), (45, 46, 180, 16, 12), (180, 16))])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5.11" calcext:value-type="float">
            <text:p>55.11</text:p>
          </table:table-cell>
          <table:table-cell office:value-type="float" office:value="96.76" calcext:value-type="float">
            <text:p>96.76</text:p>
          </table:table-cell>
          <table:table-cell office:value-type="float" office:value="53.96" calcext:value-type="float">
            <text:p>53.9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53.181" calcext:value-type="float">
            <text:p>1053.181</text:p>
          </table:table-cell>
          <table:table-cell office:value-type="string" calcext:value-type="string">
            <text:p>c25b1b0039bef226765ac2156e576a8fda29e5455c4632ab2c377b6af7530ce8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5.11" calcext:value-type="float">
            <text:p>55.11</text:p>
          </table:table-cell>
          <table:table-cell office:value-type="float" office:value="96.76" calcext:value-type="float">
            <text:p>96.76</text:p>
          </table:table-cell>
          <table:table-cell office:value-type="float" office:value="53.96" calcext:value-type="float">
            <text:p>53.9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.14" calcext:value-type="float">
            <text:p>66.14</text:p>
          </table:table-cell>
          <table:table-cell office:value-type="string" calcext:value-type="string">
            <text:p>c25b1b0039bef226765ac2156e576a8fda29e5455c4632ab2c377b6af7530ce8</text:p>
          </table:table-cell>
          <table:table-cell office:value-type="float" office:value="87.22" calcext:value-type="float">
            <text:p>87.22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72" calcext:value-type="float">
            <text:p>96.72</text:p>
          </table:table-cell>
          <table:table-cell office:value-type="float" office:value="53.61" calcext:value-type="float">
            <text:p>53.6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8.021" calcext:value-type="float">
            <text:p>68.021</text:p>
          </table:table-cell>
          <table:table-cell office:value-type="string" calcext:value-type="string">
            <text:p>a896a5badfe13e80e72b478cb9155e52f65a6cd2c25764215271958df86f1419</text:p>
          </table:table-cell>
          <table:table-cell office:value-type="float" office:value="87.22" calcext:value-type="float">
            <text:p>87.22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72" calcext:value-type="float">
            <text:p>96.72</text:p>
          </table:table-cell>
          <table:table-cell office:value-type="float" office:value="53.61" calcext:value-type="float">
            <text:p>53.6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.598" calcext:value-type="float">
            <text:p>61.598</text:p>
          </table:table-cell>
          <table:table-cell office:value-type="string" calcext:value-type="string">
            <text:p>a896a5badfe13e80e72b478cb9155e52f65a6cd2c25764215271958df86f1419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98.29" calcext:value-type="float">
            <text:p>98.29</text:p>
          </table:table-cell>
          <table:table-cell office:value-type="float" office:value="77.65" calcext:value-type="float">
            <text:p>77.65</text:p>
          </table:table-cell>
          <table:table-cell office:value-type="float" office:value="98.3" calcext:value-type="float">
            <text:p>98.3</text:p>
          </table:table-cell>
          <table:table-cell office:value-type="float" office:value="75.65" calcext:value-type="float">
            <text:p>75.65</text:p>
          </table:table-cell>
          <table:table-cell office:value-type="float" office:value="24.22" calcext:value-type="float">
            <text:p>24.22</text:p>
          </table:table-cell>
          <table:table-cell office:value-type="float" office:value="10000" calcext:value-type="float">
            <text:p>10000</text:p>
          </table:table-cell>
          <table:table-cell office:value-type="float" office:value="657080" calcext:value-type="float">
            <text:p>6570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14520" calcext:value-type="float">
            <text:p>714520</text:p>
          </table:table-cell>
          <table:table-cell office:value-type="float" office:value="3167.666" calcext:value-type="float">
            <text:p>3167.666</text:p>
          </table:table-cell>
          <table:table-cell office:value-type="string" calcext:value-type="string">
            <text:p>("65577e7668473e5dc100b29e8cafeb935394dfc4962769b1f35ce9c9a0654ec3", "40caa4c3632b8f1aaa9c4712acd71bfd2f5f973010f7c7df0ddf18dff5aac3ef", "8ec77b142af35f0da6ecd692880e1e1443a234bc91a1e72673f90d83b9e12a76", "544160d69167e8f42d8804fa9130aa5704c5642f48fff2f3087985ecefaceee5", "192126edc5acc164334b866f9839c178856c6e17af1467398fcc445248d4bd35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? (X_test size [((45, 46, 180, 8), (45, 46, 180, 16, 12), (180, 16))])</text:p>
          </table:table-cell>
          <table:table-cell office:value-type="float" office:value="93.89" calcext:value-type="float">
            <text:p>93.89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" calcext:value-type="float">
            <text:p>63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7" calcext:value-type="float">
            <text:p>57.9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0.937" calcext:value-type="float">
            <text:p>530.937</text:p>
          </table:table-cell>
          <table:table-cell office:value-type="string" calcext:value-type="string">
            <text:p>bc2a0dd6d801d5a68a9a1b02b88582f968479e8a26b4cd4193d960bacc8424ce</text:p>
          </table:table-cell>
          <table:table-cell office:value-type="float" office:value="93.89" calcext:value-type="float">
            <text:p>93.89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" calcext:value-type="float">
            <text:p>63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7" calcext:value-type="float">
            <text:p>57.9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.372" calcext:value-type="float">
            <text:p>27.372</text:p>
          </table:table-cell>
          <table:table-cell office:value-type="string" calcext:value-type="string">
            <text:p>bc2a0dd6d801d5a68a9a1b02b88582f968479e8a26b4cd4193d960bacc8424ce</text:p>
          </table:table-cell>
          <table:table-cell office:value-type="float" office:value="89.44" calcext:value-type="float">
            <text:p>89.44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04" calcext:value-type="float">
            <text:p>61.04</text:p>
          </table:table-cell>
          <table:table-cell office:value-type="float" office:value="96.93" calcext:value-type="float">
            <text:p>96.93</text:p>
          </table:table-cell>
          <table:table-cell office:value-type="float" office:value="55.99" calcext:value-type="float">
            <text:p>55.9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.899" calcext:value-type="float">
            <text:p>28.899</text:p>
          </table:table-cell>
          <table:table-cell office:value-type="string" calcext:value-type="string">
            <text:p>526f21630b85bcd4d7e061b5e4a3f50e34086bf00282efefd817b36c9af60b58</text:p>
          </table:table-cell>
          <table:table-cell office:value-type="float" office:value="89.44" calcext:value-type="float">
            <text:p>89.44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04" calcext:value-type="float">
            <text:p>61.04</text:p>
          </table:table-cell>
          <table:table-cell office:value-type="float" office:value="96.93" calcext:value-type="float">
            <text:p>96.93</text:p>
          </table:table-cell>
          <table:table-cell office:value-type="float" office:value="55.99" calcext:value-type="float">
            <text:p>55.9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.137" calcext:value-type="float">
            <text:p>30.137</text:p>
          </table:table-cell>
          <table:table-cell office:value-type="string" calcext:value-type="string">
            <text:p>526f21630b85bcd4d7e061b5e4a3f50e34086bf00282efefd817b36c9af60b58</text:p>
          </table:table-cell>
          <table:table-cell office:value-type="float" office:value="100" calcext:value-type="float">
            <text:p>100</text:p>
          </table:table-cell>
          <table:table-cell office:value-type="float" office:value="76.31" calcext:value-type="float">
            <text:p>76.31</text:p>
          </table:table-cell>
          <table:table-cell table:number-columns-repeated="3" office:value-type="float" office:value="77.89" calcext:value-type="float">
            <text:p>77.89</text:p>
          </table:table-cell>
          <table:table-cell office:value-type="float" office:value="98.42" calcext:value-type="float">
            <text:p>98.42</text:p>
          </table:table-cell>
          <table:table-cell office:value-type="float" office:value="79.01" calcext:value-type="float">
            <text:p>79.01</text:p>
          </table:table-cell>
          <table:table-cell office:value-type="float" office:value="98.43" calcext:value-type="float">
            <text:p>98.43</text:p>
          </table:table-cell>
          <table:table-cell office:value-type="float" office:value="77.39" calcext:value-type="float">
            <text:p>77.39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676840" calcext:value-type="float">
            <text:p>6768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76680" calcext:value-type="float">
            <text:p>276680</text:p>
          </table:table-cell>
          <table:table-cell office:value-type="float" office:value="2970.097" calcext:value-type="float">
            <text:p>2970.097</text:p>
          </table:table-cell>
          <table:table-cell office:value-type="string" calcext:value-type="string">
            <text:p>("9868cbeceae30251f9b750c4f7479b752959a1328840847328a85dad9d5cbb49", "179ffea7056f95e9a795700feabd423a33cd3854a24875a084922d4cc77afb45", "9064ae3d0c536d1f6dcb6f8e4efb466c87b9d43383ef26ebb44a19f6df717253", "8fece44f244233d3bf9348f4a7e57e96e3daedc322544c43f5bf6f38af3bfe5b", "e9005d380fbb97566337b695fb1b362461bc49672442b39badb91faa707cb2a9")</text:p>
          </table:table-cell>
        </table:table-row>
        <table:table-row table:style-name="ro1" table:number-rows-repeated="1048524">
          <table:table-cell table:number-columns-repeated="100"/>
        </table:table-row>
        <table:table-row table:style-name="ro1">
          <table:table-cell table:number-columns-repeated="100"/>
        </table:table-row>
        <calcext:conditional-formats>
          <calcext:conditional-format calcext:target-range-address="full_columns.Q1:full_columns.Q1048576 full_columns.AF1:full_columns.AF1048576 full_columns.AU1:full_columns.AU1048576 full_columns.BJ1:full_columns.BJ1048576 full_columns.BY1:full_columns.B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1:55:55.992979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2T12:15:13.610584796</dc:date>
    <meta:editing-duration>PT1H31M3S</meta:editing-duration>
    <meta:editing-cycles>5</meta:editing-cycles>
    <meta:generator>LibreOffice/6.4.7.2$Linux_X86_64 LibreOffice_project/40$Build-2</meta:generator>
    <meta:document-statistic meta:table-count="1" meta:cell-count="3846" meta:object-count="0"/>
  </office:meta>
</office:document-meta>
</file>